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Tableau2" style:family="table">
      <style:table-properties style:width="11.178cm" table:align="left"/>
    </style:style>
    <style:style style:name="Tableau2.A" style:family="table-column">
      <style:table-column-properties style:column-width="3.007cm"/>
    </style:style>
    <style:style style:name="Tableau2.B" style:family="table-column">
      <style:table-column-properties style:column-width="8.17cm"/>
    </style:style>
    <style:style style:name="Tableau2.A1" style:family="table-cell">
      <style:table-cell-properties style:vertical-align="middle" fo:padding="0.049cm" fo:border="none"/>
    </style:style>
    <style:style style:name="Tableau3" style:family="table">
      <style:table-properties style:width="13.072cm" table:align="left"/>
    </style:style>
    <style:style style:name="Tableau3.A" style:family="table-column">
      <style:table-column-properties style:column-width="3.515cm"/>
    </style:style>
    <style:style style:name="Tableau3.B" style:family="table-column">
      <style:table-column-properties style:column-width="9.557cm"/>
    </style:style>
    <style:style style:name="Tableau3.A1" style:family="table-cell">
      <style:table-cell-properties style:vertical-align="middle" fo:padding="0.049cm" fo:border="none"/>
    </style:style>
    <style:style style:name="Tableau1" style:family="table">
      <style:table-properties style:width="16.484cm" table:align="left"/>
    </style:style>
    <style:style style:name="Tableau1.A" style:family="table-column">
      <style:table-column-properties style:column-width="5.293cm"/>
    </style:style>
    <style:style style:name="Tableau1.B" style:family="table-column">
      <style:table-column-properties style:column-width="11.19cm"/>
    </style:style>
    <style:style style:name="Tableau1.A1" style:family="table-cell">
      <style:table-cell-properties style:vertical-align="middle" fo:padding="0.049cm" fo:border="none"/>
    </style:style>
    <style:style style:name="P1" style:family="paragraph" style:parent-style-name="StandardText">
      <style:text-properties style:font-name="Times New Roman1" fo:font-size="21pt" fo:font-weight="bold" style:font-size-asian="21pt" style:font-weight-asian="bold" style:font-size-complex="21pt" style:font-weight-complex="bold"/>
    </style:style>
    <style:style style:name="P2" style:family="paragraph" style:parent-style-name="StandardText">
      <style:text-properties style:font-name="Times New Roman1" fo:font-size="14pt" style:text-underline-style="solid" style:text-underline-width="auto" style:text-underline-color="font-color" style:font-size-asian="14pt" style:font-size-complex="14pt"/>
    </style:style>
    <style:style style:name="P3" style:family="paragraph" style:parent-style-name="StandardText">
      <style:text-properties style:font-name="Times New Roman1" fo:font-size="14pt" fo:font-weight="bold" style:font-size-asian="14pt" style:font-weight-asian="bold" style:font-size-complex="14pt" style:font-weight-complex="bold"/>
    </style:style>
    <style:style style:name="P4" style:family="paragraph" style:parent-style-name="StandardText">
      <style:text-properties style:font-name="Times New Roman1" fo:font-size="14pt" style:font-size-asian="14pt" style:font-size-complex="14pt"/>
    </style:style>
    <style:style style:name="P5" style:family="paragraph" style:parent-style-name="StandardText" style:list-style-name="L1">
      <style:text-properties style:font-name="Times New Roman1" fo:font-size="14pt" style:font-size-asian="14pt" style:font-size-complex="14pt"/>
    </style:style>
    <style:style style:name="P6" style:family="paragraph" style:parent-style-name="StandardText">
      <style:text-properties style:font-name="Times New Roman1" fo:font-size="14pt" officeooo:rsid="00214cb8" officeooo:paragraph-rsid="00214cb8" style:font-size-asian="14pt" style:font-size-complex="14pt"/>
    </style:style>
    <style:style style:name="P7" style:family="paragraph" style:parent-style-name="Heading_20_2">
      <style:text-properties style:font-name="Times New Roman1" fo:font-size="14pt" style:font-size-asian="14pt" style:font-size-complex="14pt"/>
    </style:style>
    <style:style style:name="P8" style:family="paragraph" style:parent-style-name="Text_20_body">
      <style:paragraph-properties fo:margin-top="0.15cm" fo:margin-bottom="0.15cm" style:contextual-spacing="false"/>
      <style:text-properties style:font-name="Times New Roman1" fo:font-size="14pt" style:font-size-asian="14pt" style:font-size-complex="14pt"/>
    </style:style>
    <style:style style:name="P9" style:family="paragraph" style:parent-style-name="Heading_20_3">
      <style:paragraph-properties fo:margin-top="0.15cm" fo:margin-bottom="0.15cm" style:contextual-spacing="false"/>
      <style:text-properties style:font-name="Times New Roman1"/>
    </style:style>
    <style:style style:name="P10" style:family="paragraph" style:parent-style-name="Preformatted_20_Text">
      <style:paragraph-properties fo:margin-left="0cm" fo:margin-right="0cm" fo:margin-top="0.15cm" fo:margin-bottom="0.15cm" style:contextual-spacing="false" fo:text-indent="0cm" style:auto-text-indent="false" style:writing-mode="lr-tb"/>
      <style:text-properties style:font-name="Times New Roman1" fo:font-size="14pt" style:font-size-asian="14pt" style:font-size-complex="14pt"/>
    </style:style>
    <style:style style:name="P11" style:family="paragraph" style:parent-style-name="Preformatted_20_Text">
      <style:paragraph-properties fo:margin-top="0.15cm" fo:margin-bottom="0.15cm" style:contextual-spacing="false" style:writing-mode="lr-tb"/>
      <style:text-properties style:font-name="Times New Roman1" fo:font-size="14pt" style:font-size-asian="14pt" style:font-size-complex="14pt"/>
    </style:style>
    <style:style style:name="P12" style:family="paragraph" style:parent-style-name="Preformatted_20_Text">
      <style:paragraph-properties fo:margin-top="0.15cm" fo:margin-bottom="0.15cm" style:contextual-spacing="false" style:writing-mode="lr-tb"/>
      <style:text-properties style:font-name="Times New Roman1" fo:font-size="14pt" officeooo:paragraph-rsid="00214cb8" style:font-size-asian="14pt" style:font-size-complex="14pt"/>
    </style:style>
    <style:style style:name="P13" style:family="paragraph" style:parent-style-name="StandardText" style:list-style-name="L2"/>
    <style:style style:name="P14" style:family="paragraph" style:parent-style-name="StandardText" style:list-style-name="L3">
      <style:text-properties style:font-name="Times New Roman1" fo:font-size="14pt" style:font-size-asian="14pt" style:font-size-complex="14pt"/>
    </style:style>
    <style:style style:name="P15" style:family="paragraph" style:parent-style-name="StandardText">
      <style:text-properties fo:font-size="14pt" officeooo:rsid="0030ba58" officeooo:paragraph-rsid="0030ba58" style:font-size-asian="14pt" style:font-size-complex="14pt"/>
    </style:style>
    <style:style style:name="P16" style:family="paragraph" style:parent-style-name="StandardText">
      <style:text-properties officeooo:paragraph-rsid="0030ba58"/>
    </style:style>
    <style:style style:name="P17" style:family="paragraph" style:parent-style-name="StandardText" style:list-style-name="L4"/>
    <style:style style:name="P18" style:family="paragraph" style:parent-style-name="StandardText" style:list-style-name="L4">
      <style:text-properties style:font-name="Times New Roman1" fo:font-size="14pt" officeooo:paragraph-rsid="0030ba58" style:font-size-asian="14pt" style:font-size-complex="14pt"/>
    </style:style>
    <style:style style:name="P19" style:family="paragraph" style:parent-style-name="StandardText" style:list-style-name="L4">
      <style:text-properties style:font-name="Times New Roman1" fo:font-size="14pt" style:font-size-asian="14pt" style:font-size-complex="14pt"/>
    </style:style>
    <style:style style:name="P20" style:family="paragraph" style:parent-style-name="StandardText" style:list-style-name="L5">
      <style:text-properties officeooo:paragraph-rsid="0030ba58"/>
    </style:style>
    <style:style style:name="P21" style:family="paragraph" style:parent-style-name="StandardText" style:list-style-name="L6">
      <style:text-properties officeooo:paragraph-rsid="0030ba58"/>
    </style:style>
    <style:style style:name="P22" style:family="paragraph" style:parent-style-name="StandardText" style:list-style-name="L7"/>
    <style:style style:name="P23" style:family="paragraph" style:parent-style-name="StandardText" style:list-style-name="L8"/>
    <style:style style:name="P24" style:family="paragraph" style:parent-style-name="StandardText">
      <style:text-properties style:font-name="Times New Roman1" fo:font-size="14pt" fo:font-weight="normal" style:font-size-asian="14pt" style:font-weight-asian="normal" style:font-size-complex="14pt" style:font-weight-complex="normal"/>
    </style:style>
    <style:style style:name="P25" style:family="paragraph" style:parent-style-name="StandardText" style:list-style-name="L9"/>
    <style:style style:name="P26" style:family="paragraph" style:parent-style-name="StandardText" style:list-style-name="L10"/>
    <style:style style:name="P27" style:family="paragraph" style:parent-style-name="StandardText" style:list-style-name="L11"/>
    <style:style style:name="P28" style:family="paragraph" style:parent-style-name="StandardText" style:list-style-name="L12"/>
    <style:style style:name="P29" style:family="paragraph" style:parent-style-name="StandardText" style:list-style-name="L13"/>
    <style:style style:name="P30" style:family="paragraph" style:parent-style-name="StandardText">
      <style:text-properties officeooo:paragraph-rsid="00279101"/>
    </style:style>
    <style:style style:name="P31" style:family="paragraph" style:parent-style-name="StandardText">
      <style:text-properties officeooo:paragraph-rsid="00279101"/>
    </style:style>
    <style:style style:name="P32" style:family="paragraph" style:parent-style-name="StandardText" style:list-style-name="L14"/>
    <style:style style:name="T1" style:family="text">
      <style:text-properties officeooo:rsid="001e5cc6"/>
    </style:style>
    <style:style style:name="T2" style:family="text">
      <style:text-properties officeooo:rsid="0016f093"/>
    </style:style>
    <style:style style:name="T3" style:family="text">
      <style:text-properties officeooo:rsid="00147c76"/>
    </style:style>
    <style:style style:name="T4" style:family="text">
      <style:text-properties officeooo:rsid="002d96f7"/>
    </style:style>
    <style:style style:name="T5" style:family="text">
      <style:text-properties style:font-name="Times New Roman1"/>
    </style:style>
    <style:style style:name="T6" style:family="text">
      <style:text-properties officeooo:rsid="0021083a"/>
    </style:style>
    <style:style style:name="T7" style:family="text">
      <style:text-properties fo:font-weight="normal" style:font-weight-asian="normal" style:font-weight-complex="normal"/>
    </style:style>
    <style:style style:name="T8" style:family="text">
      <style:text-properties style:font-name="Times New Roman1" officeooo:rsid="00214cb8"/>
    </style:style>
    <style:style style:name="T9" style:family="text">
      <style:text-properties style:font-name="Times New Roman1" fo:font-size="14pt" officeooo:rsid="002d96f7" style:font-name-asian="NSimSun1" style:font-size-asian="14pt" style:font-size-complex="14pt"/>
    </style:style>
    <style:style style:name="T10" style:family="text">
      <style:text-properties style:font-name="Times New Roman1" fo:font-size="14pt" style:font-name-asian="NSimSun1" style:font-size-asian="14pt" style:font-size-complex="14pt"/>
    </style:style>
    <style:style style:name="T11" style:family="text">
      <style:text-properties style:font-name="Times New Roman1" fo:font-size="14pt" style:font-size-asian="14pt" style:font-size-complex="14pt"/>
    </style:style>
    <style:style style:name="T12" style:family="text">
      <style:text-properties style:font-name="Times New Roman1" fo:font-size="14pt" fo:font-weight="normal" style:font-size-asian="14pt" style:font-weight-asian="normal" style:font-size-complex="14pt" style:font-weight-complex="normal"/>
    </style:style>
    <style:style style:name="T13" style:family="text">
      <style:text-properties style:font-name="Times New Roman1" fo:font-size="14pt" fo:font-weight="bold" officeooo:rsid="002d96f7" style:font-size-asian="14pt" style:font-weight-asian="bold" style:font-size-complex="14pt" style:font-weight-complex="bold"/>
    </style:style>
    <style:style style:name="T14" style:family="text">
      <style:text-properties style:font-name="Times New Roman1" fo:font-size="14pt" fo:font-weight="bold" style:font-size-asian="14pt" style:font-weight-asian="bold" style:font-size-complex="14pt" style:font-weight-complex="bold"/>
    </style:style>
    <style:style style:name="T15" style:family="text">
      <style:text-properties officeooo:rsid="001a1ffc"/>
    </style:style>
    <style:style style:name="T16" style:family="text">
      <style:text-properties style:font-name="Times New Roman1" fo:font-size="14pt" fo:font-weight="normal" style:font-size-asian="14pt" style:font-weight-asian="normal" style:font-name-complex="Lucida Sans" style:font-size-complex="14pt" style:font-weight-complex="normal"/>
    </style:style>
    <style:style style:name="T17" style:family="text">
      <style:text-properties style:font-name="Times New Roman1" fo:font-size="14pt" fo:font-weight="bold" officeooo:rsid="002d96f7" style:font-size-asian="14pt" style:font-weight-asian="bold" style:font-name-complex="Lucida Sans" style:font-size-complex="14pt" style:font-weight-complex="bold"/>
    </style:style>
    <style:style style:name="T18" style:family="text">
      <style:text-properties style:font-name="Times New Roman1" fo:font-size="14pt" officeooo:rsid="0030ba58" style:font-size-asian="14pt" style:font-size-complex="14pt"/>
    </style:style>
    <style:style style:name="T19" style:family="text">
      <style:text-properties officeooo:rsid="0030ba58"/>
    </style:style>
    <style:style style:name="T20" style:family="text">
      <style:text-properties officeooo:rsid="00215789"/>
    </style:style>
    <style:style style:name="T21" style:family="text">
      <style:text-properties style:font-name="Times New Roman1" fo:font-size="14pt" fo:font-style="normal" officeooo:rsid="0022fb19" style:font-size-asian="14pt" style:font-style-asian="normal" style:font-size-complex="14pt" style:font-style-complex="normal"/>
    </style:style>
    <style:style style:name="T22" style:family="text">
      <style:text-properties style:font-name="Times New Roman1" fo:font-size="14pt" style:font-name-asian="NSimSun1" style:font-size-asian="14pt" style:font-name-complex="Lucida Sans" style:font-size-complex="14pt"/>
    </style:style>
    <style:style style:name="T23" style:family="text">
      <style:text-properties style:font-name="Times New Roman1" fo:font-size="14pt" fo:font-weight="normal" style:font-name-asian="NSimSun1" style:font-size-asian="14pt" style:font-weight-asian="normal" style:font-name-complex="Lucida Sans" style:font-size-complex="14pt" style:font-weight-complex="normal"/>
    </style:style>
    <style:style style:name="T24" style:family="text">
      <style:text-properties style:font-name="Times New Roman1" fo:font-size="14pt" fo:font-weight="bold" officeooo:rsid="001e5cc6" style:font-size-asian="14pt" style:font-weight-asian="bold" style:font-size-complex="14pt" style:font-weight-complex="bold"/>
    </style:style>
    <style:style style:name="T25" style:family="text">
      <style:text-properties style:font-name="Times New Roman1" fo:font-size="14pt" fo:font-weight="bold" officeooo:rsid="0022fb19" style:font-size-asian="14pt" style:font-weight-asian="bold" style:font-size-complex="14pt" style:font-weight-complex="bold"/>
    </style:style>
    <style:style style:name="T26" style:family="text">
      <style:text-properties officeooo:rsid="001f3ec4"/>
    </style:style>
    <style:style style:name="T27" style:family="text">
      <style:text-properties style:font-name="Times New Roman1" fo:font-size="14pt" fo:font-weight="normal" officeooo:rsid="0024c272" style:font-size-asian="14pt" style:font-weight-asian="normal" style:font-size-complex="14pt" style:font-weight-complex="normal"/>
    </style:style>
    <style:style style:name="T28" style:family="text">
      <style:text-properties style:font-name="Times New Roman1" fo:font-size="14pt" fo:font-weight="normal" officeooo:rsid="00259ff3" style:font-size-asian="14pt" style:font-weight-asian="normal" style:font-size-complex="14pt" style:font-weight-complex="normal"/>
    </style:style>
    <style:style style:name="T29" style:family="text">
      <style:text-properties style:font-name="Times New Roman1" fo:font-size="14pt" officeooo:rsid="002d96f7" style:font-size-asian="14pt" style:font-size-complex="14pt"/>
    </style:style>
    <style:style style:name="T30" style:family="text">
      <style:text-properties style:font-name="Times New Roman1" fo:font-size="14pt" officeooo:rsid="0017aa65" style:font-size-asian="14pt" style:font-size-complex="14pt"/>
    </style:style>
    <style:style style:name="T31"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32" style:family="text">
      <style:text-properties style:font-name="Times New Roman1" fo:font-size="14pt" officeooo:rsid="001e5cc6" style:font-size-asian="14pt" style:font-size-complex="14pt"/>
    </style:style>
    <style:style style:name="T33" style:family="text">
      <style:text-properties style:font-name="Times New Roman1" fo:font-size="14pt" officeooo:rsid="00279101" style:font-size-asian="14pt" style:font-size-complex="14pt"/>
    </style:style>
    <style:style style:name="T34" style:family="text">
      <style:text-properties style:font-name="Times New Roman1" fo:font-size="14pt" fo:font-weight="normal" officeooo:rsid="00279101" style:font-size-asian="14pt" style:font-weight-asian="normal" style:font-size-complex="14pt" style:font-weight-complex="normal"/>
    </style:style>
    <style:style style:name="T35" style:family="text">
      <style:text-properties style:font-name="Times New Roman1" fo:font-size="14pt" fo:font-weight="normal" officeooo:rsid="0027b3e6" style:font-size-asian="14pt" style:font-weight-asian="normal" style:font-size-complex="14pt" style:font-weight-complex="normal"/>
    </style:style>
    <style:style style:name="T36" style:family="text">
      <style:text-properties style:font-name="Times New Roman1" fo:font-size="14pt" officeooo:rsid="0027b3e6" style:font-size-asian="14pt" style:font-size-complex="14pt"/>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pport de Projet : Compression d'entiers Bit Packing</text:h>
      <text:p text:style-name="P2"><text:span text:style-name="T1">Nom : </text:span>Giacchero Baptiste</text:p>
      <text:h text:style-name="P3" text:outline-level="2">1. Introduction</text:h>
      <text:p text:style-name="P4">Ce projet s’inscrit dans le cadre du module de génie logiciel 2025. L’objectif était d’étudier différents modes de transmission d’entiers à travers une approche de compression binaire, appelée Bit Packing. Le principe consiste à réduire la taille mémoire nécessaire à la transmission d’un tableau d’entiers, tout en conservant un accès direct à chaque élément après compression. Trois versions distinctes de l’algorithme ont été implémentées en Java afin d’évaluer leur efficacité et leurs performances.</text:p>
      <text:h text:style-name="P3" text:outline-level="2">2. Présentation de la solution</text:h>
      <text:p text:style-name="P4">La solution repose sur une architecture modulaire composée de trois classes principales <text:span text:style-name="T2">en Java</text:span> implémentant l’interface BitPacker :</text:p>
      <text:list text:style-name="L1">
        <text:list-item>
          <text:p text:style-name="P5">CrossBitPacker : compression autorisant le chevauchement des entiers sur deux mots consécutifs de 32 bits.</text:p>
        </text:list-item>
        <text:list-item>
          <text:p text:style-name="P5">NoCrossBitPacker : compression stricte sans chevauchement, garantissant qu’un entier compressé reste contenu dans un seul mot de 32 bits.</text:p>
        </text:list-item>
        <text:list-item>
          <text:p text:style-name="P5">OverflowBitPacker : version avancée intégrant une zone de débordement (overflow area) pour traiter efficacement les valeurs nécessitant plus de bits que la moyenne.</text:p>
        </text:list-item>
      </text:list>
      <text:p text:style-name="P4">Une <text:span text:style-name="T3">factory</text:span> (BitPackerFactory) permet d’instancier dynamiquement le type de compresseur souhaité selon un paramètre unique, améliorant la flexibilité et la maintenabilité du code.</text:p>
      <text:p text:style-name="P6">Une classe de benchmark est utilisée afin de mesurer équitablement tout les algorithmes de chaque classe afin d’en déterminer le meilleur.</text:p>
      <text:h text:style-name="P3" text:outline-level="2">3. Difficultés d’implémentation</text:h>
      <text:p text:style-name="P4">Au départ, j’ai tenté de gérer la compression sans recourir aux opérateurs de décalage, car leur fonctionnement me paraissait complexe. Cependant, je me suis rapidement rendu compte qu’ils simplifiaient considérablement le code et rendaient la gestion des bits beaucoup plus claire.</text:p>
      <text:p text:style-name="P4"><text:s/>L’un des principaux défis a été la gestion du chevauchement binaire, nécessitant un calcul précis des positions de bits pour éviter les erreurs de décalage. </text:p>
      <text:p text:style-name="P4">Il a également fallu déterminer le nombre optimal de bits afin de trouver un équilibre entre la précision et la compacité du stockage. La mise en place de la zone de débordement a représenté une difficulté supplémentaire, car elle impliquait une <text:soft-page-break/>logique complexe pour indexer les valeurs hors plage sans perdre l’accès direct aux données. </text:p>
      <text:h text:style-name="P7" text:outline-level="2"><text:span text:style-name="T4">4</text:span>. Méthodes utilitaires de manipulation binaire</text:h>
      <text:p text:style-name="P8">Ces deux méthodes statiques constituent les <text:span text:style-name="Strong_20_Emphasis">fondations de toutes les opérations de compression</text:span> dans les différentes classes du projet.<text:line-break/>Elles sont regroupées dans la classe principale afin d’être réutilisées par les implémentations <text:span text:style-name="Source_20_Text"><text:span text:style-name="T5">CrossBitPacker</text:span></text:span>, <text:span text:style-name="Source_20_Text"><text:span text:style-name="T5">NoCrossBitPacker</text:span></text:span> et <text:span text:style-name="Source_20_Text"><text:span text:style-name="T5">OverflowBitPacker</text:span></text:span>.</text:p>
      <text:h text:style-name="P9" text:outline-level="3"><text:span text:style-name="T4">4</text:span>.<text:span text:style-name="T6">0.</text:span>1 Méthode <text:span text:style-name="Source_20_Text"><text:span text:style-name="T5">bitsNeeded(int v)</text:span></text:span></text:h>
      <text:p text:style-name="P8">Cette fonction calcule le <text:span text:style-name="Strong_20_Emphasis"><text:span text:style-name="T7">nombre minimal de bits nécessaires</text:span></text:span> pour représenter un entier positif <text:span text:style-name="Source_20_Text"><text:span text:style-name="T5">v</text:span></text:span> en binaire.<text:line-break/>Elle repose sur la méthode native <text:span text:style-name="Source_20_Text"><text:span text:style-name="T5">Integer.numberOfLeadingZeros(v)</text:span></text:span> qui renvoie le nombre de zéros précédant le premier bit à 1 dans la représentation binaire de l’entier.</text:p>
      <text:p text:style-name="P10"><text:span text:style-name="Source_20_Text"><text:span text:style-name="T5"/></text:span></text:p>
      <text:p text:style-name="P10"><text:span text:style-name="Source_20_Text"><text:span text:style-name="T5">static int bitsNeeded(int v) {</text:span></text:span></text:p>
      <text:p text:style-name="P11"><text:span text:style-name="Source_20_Text"><text:span text:style-name="T5"><text:s text:c="4"/>if (v &lt;= 0) throw new IllegalArgumentException("Seulement les entiers positifs sont supportés");</text:span></text:span></text:p>
      <text:p text:style-name="P11"><text:span text:style-name="Source_20_Text"><text:span text:style-name="T5"><text:s text:c="4"/>return 32 - Integer.numberOfLeadingZeros(v);</text:span></text:span></text:p>
      <text:p text:style-name="P11"><text:span text:style-name="Source_20_Text"><text:span text:style-name="T5">}</text:span></text:span></text:p>
      <text:p text:style-name="P8">Ainsi, pour un entier donné, <text:span text:style-name="Source_20_Text"><text:span text:style-name="T5">bitsNeeded()</text:span></text:span> renvoie la longueur binaire exacte (par exemple, <text:span text:style-name="Source_20_Text"><text:span text:style-name="T5">bitsNeeded(8)</text:span></text:span> renvoie <text:span text:style-name="Source_20_Text"><text:span text:style-name="T5">4</text:span></text:span>).<text:line-break/>Cette méthode garantit que la compression alloue uniquement le nombre de bits réellement nécessaires, optimisant la taille du flux binaire.</text:p>
      <text:h text:style-name="P9" text:outline-level="3"><text:span text:style-name="T4">4</text:span><text:span text:style-name="T6">.0</text:span>.2 Méthode <text:span text:style-name="Source_20_Text"><text:span text:style-name="T5">maskLow(int k)</text:span></text:span></text:h>
      <text:p text:style-name="P8">Cette fonction génère un <text:span text:style-name="Strong_20_Emphasis"><text:span text:style-name="T7">masque binaire</text:span></text:span><text:span text:style-name="T7"> </text:span>dont les <text:span text:style-name="Source_20_Text"><text:span text:style-name="T5">k</text:span></text:span> bits de poids faible sont égaux à 1.<text:line-break/>Elle est utilisée pour isoler ou manipuler une portion précise de bits lors des opérations de décalage ou d’écriture dans un flux compressé.</text:p>
      <text:p text:style-name="P10"><text:span text:style-name="Source_20_Text"><text:span text:style-name="T5">static int maskLow(int k) {</text:span></text:span></text:p>
      <text:p text:style-name="P11"><text:span text:style-name="Source_20_Text"><text:span text:style-name="T5"><text:s text:c="4"/>if (k &gt;= 32) return ~0;</text:span></text:span></text:p>
      <text:p text:style-name="P11"><text:span text:style-name="Source_20_Text"><text:span text:style-name="T5"><text:s text:c="4"/>return (1 &lt;&lt; k) - 1;</text:span></text:span></text:p>
      <text:p text:style-name="P12"><text:span text:style-name="Source_20_Text"><text:span text:style-name="T5">}</text:span></text:span><text:span text:style-name="Source_20_Text"><text:span text:style-name="T8">$</text:span></text:span></text:p>
      <text:p text:style-name="P12">-Si <text:span text:style-name="Source_20_Text"><text:span text:style-name="T5">k</text:span></text:span> est inférieur à 32, la fonction renvoie <text:span text:style-name="Source_20_Text"><text:span text:style-name="T5">(1 &lt;&lt; k) - 1</text:span></text:span>, soit un masque de <text:span text:style-name="Source_20_Text"><text:span text:style-name="T5">k</text:span></text:span> bits à 1.</text:p>
      <text:p text:style-name="P12">-Si <text:span text:style-name="Source_20_Text"><text:span text:style-name="T5">k</text:span></text:span> vaut 32 ou plus, elle renvoie <text:span text:style-name="Source_20_Text"><text:span text:style-name="T5">~0</text:span></text:span>, c’est-à-dire tous les bits à 1 sur 32 positions.</text:p>
      <text:p text:style-name="P8"><text:soft-page-break/>Ce masque est indispensable pour assurer la <text:span text:style-name="Strong_20_Emphasis">cohérence du découpage binaire</text:span> dans les opérations de compression et de décompression. </text:p>
      <text:h text:style-name="StandardText" text:outline-level="2"><text:span text:style-name="Strong_20_Emphasis"><text:span text:style-name="T9">4</text:span></text:span><text:span text:style-name="Strong_20_Emphasis"><text:span text:style-name="T10">.1 La classe </text:span></text:span><text:span text:style-name="Strong_20_Emphasis"><text:span text:style-name="Source_20_Text"><text:span text:style-name="T11">CrossBitPacker</text:span></text:span></text:span><text:span text:style-name="Strong_20_Emphasis"><text:span text:style-name="T10"> </text:span></text:span></text:h>
      <text:p text:style-name="StandardText"><text:span text:style-name="T12">La classe </text:span><text:span text:style-name="Source_20_Text"><text:span text:style-name="T12">CrossBitPacker</text:span></text:span><text:span text:style-name="T12"> implémente une version de la compression </text:span><text:span text:style-name="Strong_20_Emphasis"><text:span text:style-name="T12">Bit Packing</text:span></text:span><text:span text:style-name="T12"> dans laquelle les entiers compressés peuvent être </text:span><text:span text:style-name="Strong_20_Emphasis"><text:span text:style-name="T12">répartis sur deux mots de 32 bits consécutifs</text:span></text:span><text:span text:style-name="T12">.<text:line-break/>Cette approche maximise l’utilisation de l’espace mémoire disponible et permet d’obtenir une </text:span><text:span text:style-name="Strong_20_Emphasis"><text:span text:style-name="T12">compaction binaire optimale</text:span></text:span><text:span text:style-name="T12">, au prix d’une légère complexité dans la gestion des bits.</text:span></text:p>
      <text:h text:style-name="P3" text:outline-level="3"><text:span text:style-name="T4">4</text:span>.1.1 Objectif</text:h>
      <text:p text:style-name="StandardText"><text:span text:style-name="T12">L’objectif de </text:span><text:span text:style-name="Source_20_Text"><text:span text:style-name="T12">CrossBitPacker</text:span></text:span><text:span text:style-name="T12"> est de réduire la taille d’un tableau d’entiers en regroupant leurs représentations binaires dans un flux compact de bits.<text:line-break/>Contrairement à la version sans chevauchement, cette implémentation autorise une valeur à </text:span><text:span text:style-name="Strong_20_Emphasis"><text:span text:style-name="T12">déborder sur le mot suivant</text:span></text:span><text:span text:style-name="T12"> lorsque les bits restants du mot courant ne suffisent plus.<text:line-break/>Ainsi, aucune perte d’espace n’est observée entre les entiers successifs.</text:span></text:p>
      <text:h text:style-name="P3" text:outline-level="3"><text:span text:style-name="T4">4</text:span>.1.2 Structure et variables principales</text:h>
      <table:table table:name="Tableau2" table:style-name="Tableau2">
        <table:table-column table:style-name="Tableau2.A"/>
        <table:table-column table:style-name="Tableau2.B"/>
        <table:table-header-rows>
          <table:table-row>
            <table:table-cell table:style-name="Tableau2.A1" office:value-type="string">
              <text:p text:style-name="P4">Variable</text:p>
            </table:table-cell>
            <table:table-cell table:style-name="Tableau2.A1" office:value-type="string">
              <text:p text:style-name="P4">Description</text:p>
            </table:table-cell>
          </table:table-row>
        </table:table-header-rows>
        <table:table-row>
          <table:table-cell table:style-name="Tableau2.A1" office:value-type="string">
            <text:p text:style-name="StandardText"><text:span text:style-name="Source_20_Text"><text:span text:style-name="T11">n</text:span></text:span></text:p>
          </table:table-cell>
          <table:table-cell table:style-name="Tableau2.A1" office:value-type="string">
            <text:p text:style-name="P4">nombre total d’entiers à compresser</text:p>
          </table:table-cell>
        </table:table-row>
        <table:table-row>
          <table:table-cell table:style-name="Tableau2.A1" office:value-type="string">
            <text:p text:style-name="StandardText"><text:span text:style-name="Source_20_Text"><text:span text:style-name="T11">k</text:span></text:span></text:p>
          </table:table-cell>
          <table:table-cell table:style-name="Tableau2.A1" office:value-type="string">
            <text:p text:style-name="P4">nombre de bits utilisés par valeur</text:p>
          </table:table-cell>
        </table:table-row>
        <table:table-row>
          <table:table-cell table:style-name="Tableau2.A1" office:value-type="string">
            <text:p text:style-name="StandardText"><text:span text:style-name="Source_20_Text"><text:span text:style-name="T11">compresse[]</text:span></text:span></text:p>
          </table:table-cell>
          <table:table-cell table:style-name="Tableau2.A1" office:value-type="string">
            <text:p text:style-name="P4">tableau d’entiers contenant les bits compressés</text:p>
          </table:table-cell>
        </table:table-row>
      </table:table>
      <text:p text:style-name="StandardText"><text:span text:style-name="T12">Le paramètre </text:span><text:span text:style-name="Source_20_Text"><text:span text:style-name="T12">k</text:span></text:span><text:span text:style-name="T12"> est déterminé dynamiquement à partir du plus grand entier du tableau d’entrée, grâce à la fonction </text:span><text:span text:style-name="Source_20_Text"><text:span text:style-name="T12">bitsNeeded()</text:span></text:span><text:span text:style-name="T12">.<text:line-break/>Si </text:span><text:span text:style-name="Source_20_Text"><text:span text:style-name="T12">k</text:span></text:span><text:span text:style-name="T12"> dépasse 32, il est borné à cette valeur, garantissant que chaque valeur compressée tienne au maximum sur deux entiers de 32 bits.</text:span></text:p>
      <text:h text:style-name="StandardText" text:outline-level="3"><text:span text:style-name="T13">4</text:span><text:span text:style-name="T14">.1.3 Méthode </text:span><text:span text:style-name="Source_20_Text"><text:span text:style-name="T14">compress(int[] tab</text:span></text:span><text:span text:style-name="Source_20_Text"><text:span text:style-name="T11">)</text:span></text:span></text:h>
      <text:p text:style-name="StandardText"><text:span text:style-name="T12">Cette méthode constitue le cœur de la classe.<text:line-break/>Elle commence par calculer la taille maximale (</text:span><text:span text:style-name="Source_20_Text"><text:span text:style-name="T12">max</text:span></text:span><text:span text:style-name="T12">) et en déduit le nombre de bits nécessaires (</text:span><text:span text:style-name="Source_20_Text"><text:span text:style-name="T12">k</text:span></text:span><text:span text:style-name="T12">).<text:line-break/>La taille totale en bits est ensuite donnée par :</text:span></text:p>
      <text:p text:style-name="P4">totalBits = n×k</text:p>
      <text:p text:style-name="StandardText"><text:span text:style-name="T12">Le tableau </text:span><text:span text:style-name="Source_20_Text"><text:span text:style-name="T12">compresse[]</text:span></text:span><text:span text:style-name="T12"> est dimensionné pour contenir cette séquence binaire complète :</text:span></text:p>
      <text:p text:style-name="P4">tailleSortie = <text:span text:style-name="T15">(</text:span>totalBits+3<text:span text:style-name="T15">1)/32</text:span></text:p>
      <text:p text:style-name="P4"><text:soft-page-break/>Pour chaque entier du tableau :</text:p>
      <text:list text:style-name="L2">
        <text:list-item>
          <text:p text:style-name="P13"><text:span text:style-name="T12">On calcule sa position bit à bit dans le flux compressé (</text:span><text:span text:style-name="Source_20_Text"><text:span text:style-name="T12">bitpos = i * k</text:span></text:span><text:span text:style-name="T12">), puis le mot (</text:span><text:span text:style-name="Source_20_Text"><text:span text:style-name="T12">word</text:span></text:span><text:span text:style-name="T12">) et le décalage (</text:span><text:span text:style-name="Source_20_Text"><text:span text:style-name="T12">offset</text:span></text:span><text:span text:style-name="T12">) correspondants.</text:span></text:p>
        </text:list-item>
        <text:list-item>
          <text:p text:style-name="P13"><text:span text:style-name="T12">Si le champ compressé </text:span><text:span text:style-name="Strong_20_Emphasis"><text:span text:style-name="T12">tient dans un seul mot de 32 bits</text:span></text:span><text:span text:style-name="T12">, il est inséré directement par décalage gauche (</text:span><text:span text:style-name="Source_20_Text"><text:span text:style-name="T12">val &lt;&lt; offset</text:span></text:span><text:span text:style-name="T12">).</text:span></text:p>
        </text:list-item>
        <text:list-item>
          <text:p text:style-name="P13"><text:span text:style-name="T12">Si le champ </text:span><text:span text:style-name="Strong_20_Emphasis"><text:span text:style-name="T12">déborde sur le mot suivant</text:span></text:span><text:span text:style-name="T12">, on le divise en deux parties :</text:span></text:p>
          <text:list>
            <text:list-item>
              <text:p text:style-name="P13"><text:span text:style-name="Source_20_Text"><text:span text:style-name="T12">poidsFaible</text:span></text:span><text:span text:style-name="T12"> (bits stockés dans le mot courant)</text:span></text:p>
            </text:list-item>
            <text:list-item>
              <text:p text:style-name="P13"><text:span text:style-name="Source_20_Text"><text:span text:style-name="T12">poidsFort</text:span></text:span><text:span text:style-name="T12"> (bits stockés dans le mot suivant)</text:span></text:p>
            </text:list-item>
          </text:list>
        </text:list-item>
      </text:list>
      <text:p text:style-name="P4">Le code suivant illustre cette logique :</text:p>
      <text:p text:style-name="StandardText"><text:span text:style-name="Source_20_Text"><text:span text:style-name="T12">if (offset + k &lt;= 32) {</text:span></text:span></text:p>
      <text:p text:style-name="StandardText"><text:span text:style-name="Source_20_Text"><text:span text:style-name="T12"><text:s text:c="4"/>compresse[word] |= (val &lt;&lt; offset);</text:span></text:span></text:p>
      <text:p text:style-name="StandardText"><text:span text:style-name="Source_20_Text"><text:span text:style-name="T12">} else {</text:span></text:span></text:p>
      <text:p text:style-name="StandardText"><text:span text:style-name="Source_20_Text"><text:span text:style-name="T12"><text:s text:c="4"/>int nbrbitsfaible = 32 - offset;</text:span></text:span></text:p>
      <text:p text:style-name="StandardText"><text:span text:style-name="Source_20_Text"><text:span text:style-name="T12"><text:s text:c="4"/>int lowMask = maskLow(nbrbitsfaible);</text:span></text:span></text:p>
      <text:p text:style-name="StandardText"><text:span text:style-name="Source_20_Text"><text:span text:style-name="T12"><text:s text:c="4"/>int poidsFaible = val &amp; lowMask;</text:span></text:span></text:p>
      <text:p text:style-name="StandardText"><text:span text:style-name="Source_20_Text"><text:span text:style-name="T12"><text:s text:c="4"/>int poidsFort = val &gt;&gt;&gt; nbrbitsfaible;</text:span></text:span></text:p>
      <text:p text:style-name="StandardText"><text:span text:style-name="Source_20_Text"><text:span text:style-name="T12"><text:s text:c="4"/>compresse[word] |= (poidsFaible &lt;&lt; offset);</text:span></text:span></text:p>
      <text:p text:style-name="StandardText"><text:span text:style-name="Source_20_Text"><text:span text:style-name="T12"><text:s text:c="4"/>compresse[word + 1] |= poidsFort;</text:span></text:span></text:p>
      <text:p text:style-name="StandardText"><text:span text:style-name="Source_20_Text"><text:span text:style-name="T12">}</text:span></text:span></text:p>
      <text:p text:style-name="P4">Grâce à ce procédé, la compression exploite au maximum chaque bit disponible sans espace perdu.</text:p>
      <text:h text:style-name="StandardText" text:outline-level="3"><text:span text:style-name="T13">4</text:span><text:span text:style-name="T14">.1.4 Méthode </text:span><text:span text:style-name="Source_20_Text"><text:span text:style-name="T14">decompress(int[] tab)</text:span></text:span></text:h>
      <text:p text:style-name="StandardText"><text:span text:style-name="T12">La décompression repose sur la même logique de positionnement bit à bit.<text:line-break/>Pour chaque élément à reconstruire, la méthode appelle </text:span><text:span text:style-name="Source_20_Text"><text:span text:style-name="T12">get(i)</text:span></text:span><text:span text:style-name="T12">, qui lit les bits correspondants depuis le flux </text:span><text:span text:style-name="Source_20_Text"><text:span text:style-name="T12">compresse[]</text:span></text:span><text:span text:style-name="T12">.<text:line-break/>Le résultat est ensuite replacé dans le tableau de sortie.</text:span></text:p>
      <text:p text:style-name="StandardText"><text:span text:style-name="T12">Ce choix d’implémentation assure la </text:span><text:span text:style-name="Strong_20_Emphasis"><text:span text:style-name="T12">symétrie parfaite</text:span></text:span><text:span text:style-name="T12"> entre compression et décompression, et facilite la vérification de correction (</text:span><text:span text:style-name="Source_20_Text"><text:span text:style-name="T12">Arrays.equals()</text:span></text:span><text:span text:style-name="T12">).</text:span></text:p>
      <text:h text:style-name="StandardText" text:outline-level="3"><text:span text:style-name="T13">4</text:span><text:span text:style-name="T14">.1.5 Méthode </text:span><text:span text:style-name="Source_20_Text"><text:span text:style-name="T14">get(int i)</text:span></text:span></text:h>
      <text:p text:style-name="StandardText"><text:span text:style-name="T12">La fonction </text:span><text:span text:style-name="Source_20_Text"><text:span text:style-name="T12">get()</text:span></text:span><text:span text:style-name="T12"> permet d’accéder directement à la </text:span><text:span text:style-name="Emphasis"><text:span text:style-name="T12">i</text:span></text:span><text:span text:style-name="T12">-ème valeur compressée sans décompresser le tableau entier.<text:line-break/>Elle identifie la position du champ correspondant (</text:span><text:span text:style-name="Source_20_Text"><text:span text:style-name="T12">bitpos</text:span></text:span><text:span text:style-name="T12">, </text:span><text:span text:style-name="Source_20_Text"><text:span text:style-name="T12">word</text:span></text:span><text:span text:style-name="T12">, </text:span><text:span text:style-name="Source_20_Text"><text:span text:style-name="T12">offset</text:span></text:span><text:span text:style-name="T12">), puis :</text:span></text:p>
      <text:list text:style-name="L3">
        <text:list-item>
          <text:p text:style-name="P14">extrait la valeur directement si elle est contenue dans un seul mot,</text:p>
        </text:list-item>
        <text:list-item>
          <text:p text:style-name="P14"><text:soft-page-break/>ou recompose la valeur à partir de deux mots consécutifs si elle est divisée.</text:p>
        </text:list-item>
      </text:list>
      <text:p text:style-name="StandardText"><text:span text:style-name="Source_20_Text"><text:span text:style-name="T12">if (offset + k &lt;= 32) {</text:span></text:span></text:p>
      <text:p text:style-name="StandardText"><text:span text:style-name="Source_20_Text"><text:span text:style-name="T12"><text:s text:c="4"/>int w = compresse[word];</text:span></text:span></text:p>
      <text:p text:style-name="StandardText"><text:span text:style-name="Source_20_Text"><text:span text:style-name="T12"><text:s text:c="4"/>return (w &gt;&gt;&gt; offset) &amp; maskLow(k);</text:span></text:span></text:p>
      <text:p text:style-name="StandardText"><text:span text:style-name="Source_20_Text"><text:span text:style-name="T12">} else {</text:span></text:span></text:p>
      <text:p text:style-name="StandardText"><text:span text:style-name="Source_20_Text"><text:span text:style-name="T12"><text:s text:c="4"/>int nbrbitsfaible = 32 - offset;</text:span></text:span></text:p>
      <text:p text:style-name="StandardText"><text:span text:style-name="Source_20_Text"><text:span text:style-name="T12"><text:s text:c="4"/>int poidsFaible = (compresse[word] &gt;&gt;&gt; offset) &amp; maskLow(nbrbitsfaible);</text:span></text:span></text:p>
      <text:p text:style-name="StandardText"><text:span text:style-name="Source_20_Text"><text:span text:style-name="T12"><text:s text:c="4"/>int poidsFort = compresse[word + 1] &amp; maskLow(k - nbrbitsfaible);</text:span></text:span></text:p>
      <text:p text:style-name="StandardText"><text:span text:style-name="Source_20_Text"><text:span text:style-name="T12"><text:s text:c="4"/>return (poidsFort &lt;&lt; nbrbitsfaible) | poidsFaible;</text:span></text:span></text:p>
      <text:p text:style-name="StandardText"><text:span text:style-name="Source_20_Text"><text:span text:style-name="T12">}</text:span></text:span></text:p>
      <text:p text:style-name="StandardText"><text:span text:style-name="T16">Cette méthode conserve un </text:span><text:span text:style-name="Strong_20_Emphasis"><text:span text:style-name="T16">temps d’accès constant O(1)</text:span></text:span><text:span text:style-name="T16">, ce qui est crucial pour des applications de transmission ou de traitement en flux.<text:line-break/><text:line-break/></text:span><text:span text:style-name="T17">4</text:span><text:span text:style-name="T14">.2 La classe </text:span><text:span text:style-name="Source_20_Text"><text:span text:style-name="T14">NoCrossBitPacker</text:span></text:span></text:p>
      <text:p text:style-name="StandardText"><text:span text:style-name="T11">La classe </text:span><text:span text:style-name="Source_20_Text"><text:span text:style-name="T11">NoCrossBitPacker</text:span></text:span><text:span text:style-name="T11"> implémente une version simplifiée du Bit Packing.<text:line-break/>Contrairement à </text:span><text:span text:style-name="Source_20_Text"><text:span text:style-name="T11">CrossBitPacker</text:span></text:span><text:span text:style-name="T11">, elle </text:span><text:span text:style-name="Strong_20_Emphasis"><text:span text:style-name="T12">ne permet pas le chevauchement des bits</text:span></text:span><text:span text:style-name="T11"> entre deux mots de 32 bits.<text:line-break/>Chaque mot binaire contient un nombre fixe de valeurs compressées, ce qui facilite la lecture et la maintenance du code, au prix d’un léger gaspillage d’espace dans certains cas.</text:span></text:p>
      <text:h text:style-name="P3" text:outline-level="3"><text:span text:style-name="T4">4</text:span>.2.1 Objectif</text:h>
      <text:p text:style-name="StandardText"><text:span text:style-name="T11">L’objectif principal de cette implémentation est de </text:span><text:span text:style-name="Strong_20_Emphasis"><text:span text:style-name="T11">simplifier la logique de compression</text:span></text:span><text:span text:style-name="T11"> tout en conservant un bon taux de compaction.<text:line-break/>En divisant l’espace de 32 bits en plusieurs segments de taille fixe </text:span><text:span text:style-name="Source_20_Text"><text:span text:style-name="T11">k</text:span></text:span><text:span text:style-name="T11">, on évite d’avoir à gérer les cas complexes où une valeur déborde sur deux mots consécutifs.</text:span></text:p>
      <text:p text:style-name="StandardText"><text:span text:style-name="T11">Cette approche garantit une </text:span><text:span text:style-name="Strong_20_Emphasis"><text:span text:style-name="T11">structure régulière</text:span></text:span><text:span text:style-name="T11"> du flux compressé, plus simple à manipuler lors de la décompression et des accès directs.</text:span></text:p>
      <text:h text:style-name="P3" text:outline-level="3"><text:span text:style-name="T4">4</text:span>.2.2 Structure et variables principales</text:h>
      <table:table table:name="Tableau3" table:style-name="Tableau3">
        <table:table-column table:style-name="Tableau3.A"/>
        <table:table-column table:style-name="Tableau3.B"/>
        <table:table-header-rows>
          <table:table-row>
            <table:table-cell table:style-name="Tableau3.A1" office:value-type="string">
              <text:p text:style-name="P4">Variable</text:p>
            </table:table-cell>
            <table:table-cell table:style-name="Tableau3.A1" office:value-type="string">
              <text:p text:style-name="P4">Description</text:p>
            </table:table-cell>
          </table:table-row>
        </table:table-header-rows>
        <table:table-row>
          <table:table-cell table:style-name="Tableau3.A1" office:value-type="string">
            <text:p text:style-name="StandardText"><text:span text:style-name="Source_20_Text"><text:span text:style-name="T11">n</text:span></text:span></text:p>
          </table:table-cell>
          <table:table-cell table:style-name="Tableau3.A1" office:value-type="string">
            <text:p text:style-name="P4">nombre total d’entiers à compresser</text:p>
          </table:table-cell>
        </table:table-row>
        <table:table-row>
          <table:table-cell table:style-name="Tableau3.A1" office:value-type="string">
            <text:p text:style-name="StandardText"><text:span text:style-name="Source_20_Text"><text:span text:style-name="T11">k</text:span></text:span></text:p>
          </table:table-cell>
          <table:table-cell table:style-name="Tableau3.A1" office:value-type="string">
            <text:p text:style-name="P4">nombre de bits utilisés par valeur</text:p>
          </table:table-cell>
        </table:table-row>
        <table:table-row>
          <table:table-cell table:style-name="Tableau3.A1" office:value-type="string">
            <text:p text:style-name="StandardText"><text:span text:style-name="Source_20_Text"><text:span text:style-name="T11">compresse[]</text:span></text:span></text:p>
          </table:table-cell>
          <table:table-cell table:style-name="Tableau3.A1" office:value-type="string">
            <text:p text:style-name="P4">tableau d’entiers représentant les données compressées</text:p>
          </table:table-cell>
        </table:table-row>
        <text:soft-page-break/>
        <table:table-row>
          <table:table-cell table:style-name="Tableau3.A1" office:value-type="string">
            <text:p text:style-name="P15">taillecompressée</text:p>
          </table:table-cell>
          <table:table-cell table:style-name="Tableau3.A1" office:value-type="string">
            <text:p text:style-name="P4">nombre de valeurs stockées dans un mot de 32 bits</text:p>
          </table:table-cell>
        </table:table-row>
      </table:table>
      <text:p text:style-name="P16"><text:span text:style-name="T11">La variable </text:span><text:span text:style-name="Source_20_Text"><text:span text:style-name="T18">taillecompressée</text:span></text:span><text:span text:style-name="T11"> joue un rôle clé : elle indique combien de valeurs peuvent être contenues dans un seul entier de 32 bits selon la taille </text:span><text:span text:style-name="Source_20_Text"><text:span text:style-name="T11">k</text:span></text:span><text:span text:style-name="T11">.<text:line-break/>Ainsi, la mémoire est découpée en blocs homogènes de même taille.</text:span></text:p>
      <text:h text:style-name="StandardText" text:outline-level="3"><text:span text:style-name="T13">4</text:span><text:span text:style-name="T14">.2.3 Méthode </text:span><text:span text:style-name="Source_20_Text"><text:span text:style-name="T14">compress(int[] tab)</text:span></text:span></text:h>
      <text:p text:style-name="StandardText"><text:span text:style-name="T11">La méthode </text:span><text:span text:style-name="Source_20_Text"><text:span text:style-name="T11">compress()</text:span></text:span><text:span text:style-name="T11"> effectue les étapes suivantes :</text:span></text:p>
      <text:list xml:id="list3088254747" text:style-name="L4">
        <text:list-item>
          <text:p text:style-name="P17"><text:span text:style-name="Strong_20_Emphasis"><text:span text:style-name="T11">Calcul du nombre de bits nécessaires</text:span></text:span><text:span text:style-name="T11"><text:line-break/>On parcourt le tableau d’entrée pour trouver la valeur maximale (</text:span><text:span text:style-name="Source_20_Text"><text:span text:style-name="T11">max</text:span></text:span><text:span text:style-name="T11">) et déterminer </text:span><text:span text:style-name="Source_20_Text"><text:span text:style-name="T11">k = bitsNeeded(max)</text:span></text:span><text:span text:style-name="T11">.<text:line-break/>Si </text:span><text:span text:style-name="Source_20_Text"><text:span text:style-name="T11">k &gt; 32</text:span></text:span><text:span text:style-name="T11">, il est borné à 32.</text:span></text:p>
        </text:list-item>
        <text:list-item>
          <text:p text:style-name="P17"><text:span text:style-name="Strong_20_Emphasis"><text:span text:style-name="T11">Détermination du nombre de valeurs par mot</text:span></text:span><text:span text:style-name="T11"><text:line-break/>Le nombre de valeurs stockables par mot est calculé comme :</text:span></text:p>
          <text:p text:style-name="P18"><text:span text:style-name="T19">taillecompressée</text:span> = 3<text:span text:style-name="T20">2/k</text:span></text:p>
          <text:p text:style-name="P19">Si ce résultat vaut zéro, il est corrigé à 1.</text:p>
        </text:list-item>
        <text:list-item>
          <text:p text:style-name="P17"><text:span text:style-name="Strong_20_Emphasis"><text:span text:style-name="T11">Allocation du tableau compressé</text:span></text:span><text:span text:style-name="T11"><text:line-break/>La longueur de sortie est donnée par :</text:span></text:p>
          <text:p text:style-name="P18">outLen = <text:span text:style-name="T20">(</text:span>n+<text:span text:style-name="T19">taillecompressée</text:span>−1<text:span text:style-name="T20">)</text:span>/<text:span text:style-name="T19">taillecompressée</text:span>​ </text:p>
          <text:p text:style-name="P19">ce qui garantit que toutes les valeurs trouveront leur place.</text:p>
        </text:list-item>
        <text:list-item>
          <text:p text:style-name="P17"><text:span text:style-name="Strong_20_Emphasis"><text:span text:style-name="T11">Insertion des valeurs compressées</text:span></text:span><text:span text:style-name="T11"><text:line-break/>Chaque valeur est placée dans le mot correspondant, à la position déterminée par son indice :</text:span></text:p>
        </text:list-item>
      </text:list>
      <text:list text:style-name="L5">
        <text:list-item>
          <text:list>
            <text:list-item>
              <text:p text:style-name="P20"><text:span text:style-name="Source_20_Text"><text:span text:style-name="T11">word = i / </text:span></text:span><text:span text:style-name="Source_20_Text"><text:span text:style-name="T18">taillecompressée</text:span></text:span></text:p>
            </text:list-item>
          </text:list>
        </text:list-item>
      </text:list>
      <text:list text:style-name="L6">
        <text:list-item>
          <text:list>
            <text:list-item>
              <text:p text:style-name="P21"><text:span text:style-name="Source_20_Text"><text:span text:style-name="T11">slot = i % </text:span></text:span><text:span text:style-name="Source_20_Text"><text:span text:style-name="T18">taillecompressée</text:span></text:span></text:p>
            </text:list-item>
          </text:list>
        </text:list-item>
      </text:list>
      <text:list text:continue-list="list3088254747" text:style-name="L4">
        <text:list-item>
          <text:list>
            <text:list-item>
              <text:p text:style-name="P17"><text:span text:style-name="Source_20_Text"><text:span text:style-name="T11">offset = slot * k</text:span></text:span></text:p>
            </text:list-item>
          </text:list>
          <text:p text:style-name="P19">Le code d’écriture est le suivant :</text:p>
          <text:p text:style-name="P17"><text:span text:style-name="Source_20_Text"><text:span text:style-name="T11">int val = tab[i] &amp; maskLow(k);</text:span></text:span></text:p>
          <text:p text:style-name="P17"><text:span text:style-name="Source_20_Text"><text:span text:style-name="T11">compresse[word] |= (val &lt;&lt; offset);</text:span></text:span></text:p>
        </text:list-item>
      </text:list>
      <text:p text:style-name="P4">Chaque mot contient ainsi un nombre fixe de valeurs successives, toutes alignées sans chevauchement.</text:p>
      <text:h text:style-name="StandardText" text:outline-level="3"><text:span text:style-name="T13">4</text:span><text:span text:style-name="T14">.2.4 Méthode </text:span><text:span text:style-name="Source_20_Text"><text:span text:style-name="T14">decompress(int[] tab)</text:span></text:span></text:h>
      <text:p text:style-name="StandardText"><text:span text:style-name="T11">La méthode </text:span><text:span text:style-name="Source_20_Text"><text:span text:style-name="T11">decompress()</text:span></text:span><text:span text:style-name="T11"> reconstruit le tableau d’origine en appelant </text:span><text:span text:style-name="Source_20_Text"><text:span text:style-name="T11">get(i)</text:span></text:span><text:span text:style-name="T11"> pour </text:span><text:soft-page-break/><text:span text:style-name="T11">chaque indice </text:span><text:span text:style-name="Source_20_Text"><text:span text:style-name="T11">i</text:span></text:span><text:span text:style-name="T11">.<text:line-break/>La lecture est très simple puisque les valeurs sont stockées de manière alignée et régulière dans chaque mot.<text:line-break/>Il n’y a </text:span><text:span text:style-name="Strong_20_Emphasis"><text:span text:style-name="T12">aucune gestion de débordement</text:span></text:span><text:span text:style-name="T12"> à</text:span><text:span text:style-name="T11"> effectuer, ce qui rend la décompression extrêmement rapide.</text:span></text:p>
      <text:h text:style-name="StandardText" text:outline-level="3"><text:span text:style-name="T13">4</text:span><text:span text:style-name="T14">.2.5 Méthode </text:span><text:span text:style-name="Source_20_Text"><text:span text:style-name="T14">get(int i)</text:span></text:span></text:h>
      <text:p text:style-name="StandardText"><text:span text:style-name="T11">Cette méthode permet d’accéder directement à la </text:span><text:span text:style-name="T21">i</text:span><text:span text:style-name="T11">-ème valeur sans décompresser l’ensemble du tableau.<text:line-break/>L’algorithme localise le mot correspondant et extrait la valeur en appliquant un décalage à droite (</text:span><text:span text:style-name="Source_20_Text"><text:span text:style-name="T11">&gt;&gt;&gt; offset</text:span></text:span><text:span text:style-name="T11">) et un masque binaire (</text:span><text:span text:style-name="Source_20_Text"><text:span text:style-name="T11">maskLow(k)</text:span></text:span><text:span text:style-name="T11">).</text:span></text:p>
      <text:p text:style-name="StandardText"><text:span text:style-name="Source_20_Text"><text:span text:style-name="T11">int word = i / valuesPerWord;</text:span></text:span></text:p>
      <text:p text:style-name="StandardText"><text:span text:style-name="Source_20_Text"><text:span text:style-name="T11">int slot = i % valuesPerWord;</text:span></text:span></text:p>
      <text:p text:style-name="StandardText"><text:span text:style-name="Source_20_Text"><text:span text:style-name="T11">int offset = slot * k;</text:span></text:span></text:p>
      <text:p text:style-name="StandardText"><text:span text:style-name="Source_20_Text"><text:span text:style-name="T11">int w = compresse[word];</text:span></text:span></text:p>
      <text:p text:style-name="StandardText"><text:span text:style-name="Source_20_Text"><text:span text:style-name="T11">return (w &gt;&gt;&gt; offset) &amp; maskLow(k);</text:span></text:span></text:p>
      <text:p text:style-name="StandardText"><text:span text:style-name="T11">Cette approche garantit un </text:span><text:span text:style-name="Strong_20_Emphasis"><text:span text:style-name="T12">accès constant (O(1))</text:span></text:span><text:span text:style-name="T11">, idéal pour des opérations répétées ou aléatoires sur des données compressées.</text:span></text:p>
      <text:h text:style-name="P3" text:outline-level="3"><text:span text:style-name="T4">4</text:span>.2.6 Synthèse rapide</text:h>
      <text:p text:style-name="StandardText"><text:span text:style-name="Source_20_Text"><text:span text:style-name="T11">NoCrossBitPacker</text:span></text:span><text:span text:style-name="T22"> est une version plus simple et plus régulière du Bit Packing.<text:line-break/>Elle offre un bon compromis entre</text:span><text:span text:style-name="T23"> </text:span><text:span text:style-name="Strong_20_Emphasis"><text:span text:style-name="T23">efficacité</text:span></text:span><text:span text:style-name="T23"> et </text:span><text:span text:style-name="Strong_20_Emphasis"><text:span text:style-name="T23">lisibilité du code</text:span></text:span><text:span text:style-name="T23">, tout en maintenant un accès direct rapide aux données compressées.</text:span><text:span text:style-name="T22"><text:line-break/>Son absence de chevauchement facilite grandement la maintenance et la vérification de la justesse des opérations.</text:span></text:p>
      <text:h text:style-name="StandardText" text:outline-level="2"><text:span text:style-name="T13">4</text:span><text:span text:style-name="T14">.</text:span><text:span text:style-name="T24">3 </text:span><text:span text:style-name="T14">La classe </text:span><text:span text:style-name="Source_20_Text"><text:span text:style-name="T14">OverflowBitPacke</text:span></text:span><text:span text:style-name="Source_20_Text"><text:span text:style-name="T25">r</text:span></text:span></text:h>
      <text:p text:style-name="StandardText"><text:span text:style-name="T11">La classe </text:span><text:span text:style-name="Source_20_Text"><text:span text:style-name="T11">Overflow</text:span></text:span><text:span text:style-name="Source_20_Text"><text:span text:style-name="T12">BitPacker</text:span></text:span><text:span text:style-name="T12"> représente la </text:span><text:span text:style-name="Strong_20_Emphasis"><text:span text:style-name="T12">version la plus évoluée</text:span></text:span><text:span text:style-name="T12"> du mécanisme de compression d’entiers mis en œuvre dans ce projet.<text:line-break/>Elle a pour objectif d’optimiser le </text:span><text:span text:style-name="Strong_20_Emphasis"><text:span text:style-name="T12">taux de compression</text:span></text:span><text:span text:style-name="T12"> en s’adaptant automatiquement à la </text:span><text:span text:style-name="Strong_20_Emphasis"><text:span text:style-name="T12">répartition des valeurs</text:span></text:span><text:span text:style-name="T12"> dans le tableau d’entrée, tout en garantissant un </text:span><text:span text:style-name="Strong_20_Emphasis"><text:span text:style-name="T12">accès direct</text:span></text:span><text:span text:style-name="T12"> à chaque élément après compression.</text:span></text:p>
      <text:p text:style-name="StandardText"><text:span text:style-name="T12">Contrairement aux approches classiques </text:span><text:span text:style-name="T11">(</text:span><text:span text:style-name="Source_20_Text"><text:span text:style-name="T11">CrossBitPacker</text:span></text:span><text:span text:style-name="T11"> et </text:span><text:span text:style-name="Source_20_Text"><text:span text:style-name="T11">NoCrossBitPacker</text:span></text:span><text:span text:style-name="T11">), qui utilisent un même nombre de bits </text:span><text:span text:style-name="Source_20_Text"><text:span text:style-name="T11">k</text:span></text:span><text:span text:style-name="T11"> pour tous les éléments, cette version introduit une </text:span><text:span text:style-name="Strong_20_Emphasis"><text:span text:style-name="T12">zone de débordement</text:span></text:span><text:span text:style-name="T12"> </text:span><text:span text:style-name="T11"><text:s/>destinée à stocker les valeurs exceptionnelles nécessitant davantage de bits que la majorité.</text:span></text:p>
      <text:h text:style-name="P3" text:outline-level="3"><text:span text:style-name="T4">4</text:span>.<text:span text:style-name="T1">3.</text:span>1 Objectif et principe général</text:h>
      <text:p text:style-name="StandardText"><text:span text:style-name="T11">L’idée de base repose sur un constat simple : dans un grand tableau d’entiers, la majorité des valeurs peut être représentée sur un petit nombre de bits, tandis que quelques valeurs isolées exigent davantage de bits.<text:line-break/></text:span><text:soft-page-break/><text:span text:style-name="T11">Les méth</text:span><text:span text:style-name="T12">odes classiques imposent de réserver </text:span><text:span text:style-name="Source_20_Text"><text:span text:style-name="T12">k</text:span></text:span><text:span text:style-name="T12"> bits pour </text:span><text:span text:style-name="Strong_20_Emphasis"><text:span text:style-name="T12">tous</text:span></text:span><text:span text:style-name="T12"> les éléments, où </text:span><text:span text:style-name="Source_20_Text"><text:span text:style-name="T12">k</text:span></text:span><text:span text:style-name="T12"> correspond à la taille nécessaire pour représenter la valeur la plus grande.<text:line-break/>Cela provoque un </text:span><text:span text:style-name="Strong_20_Emphasis"><text:span text:style-name="T12">gaspillage d’espace binaire</text:span></text:span><text:span text:style-name="T12">, puisque la majorité des entiers n’utilise pas toute cette capacité.</text:span></text:p>
      <text:p text:style-name="StandardText"><text:span text:style-name="Source_20_Text"><text:span text:style-name="T11">OverflowBitPacker</text:span></text:span><text:span text:style-name="T11"> remédie à ce problème en séparant les données en deux ensembles :</text:span></text:p>
      <text:list text:style-name="L7">
        <text:list-item>
          <text:p text:style-name="P22"><text:span text:style-name="T11">une</text:span><text:span text:style-name="T12"> </text:span><text:span text:style-name="Strong_20_Emphasis"><text:span text:style-name="T12">zone principale</text:span></text:span><text:span text:style-name="T12"> contenant la majorité des valeurs, encodées sur un petit nombre de bits </text:span><text:span text:style-name="Source_20_Text"><text:span text:style-name="T12">petitK</text:span></text:span><text:span text:style-name="T12"> ;</text:span></text:p>
        </text:list-item>
        <text:list-item>
          <text:p text:style-name="P22"><text:span text:style-name="T12">une </text:span><text:span text:style-name="Strong_20_Emphasis"><text:span text:style-name="T12">zone de débordement</text:span></text:span><text:span text:style-name="T12">, qui stocke uniquement les valeurs trop grandes pour être représentées sur </text:span><text:span text:style-name="Source_20_Text"><text:span text:style-name="T12">petitK</text:span></text:span><text:span text:style-name="T12"> bits.</text:span></text:p>
        </text:list-item>
      </text:list>
      <text:p text:style-name="StandardText"><text:span text:style-name="T12">Chaque champ compre</text:span><text:span text:style-name="T11">ssé contient alors un </text:span><text:span text:style-name="Strong_20_Emphasis"><text:span text:style-name="T12">bit de drapeau</text:span></text:span><text:span text:style-name="T12"> </text:span><text:span text:style-name="T11">(</text:span><text:span text:style-name="Source_20_Text"><text:span text:style-name="T11">flag</text:span></text:span><text:span text:style-name="T11">) indiquant si la valeur est stockée directement ou bien dans la zone de débordement :</text:span></text:p>
      <text:list text:style-name="L8">
        <text:list-item>
          <text:p text:style-name="P23"><text:span text:style-name="Source_20_Text"><text:span text:style-name="T11">flag = 0</text:span></text:span><text:span text:style-name="T11"> → la valeur est stockée directement sur </text:span><text:span text:style-name="Source_20_Text"><text:span text:style-name="T11">petitK</text:span></text:span><text:span text:style-name="T11"> bits ;</text:span></text:p>
        </text:list-item>
        <text:list-item>
          <text:p text:style-name="P23"><text:span text:style-name="Source_20_Text"><text:span text:style-name="T11">flag = 1</text:span></text:span><text:span text:style-name="T11"> → le champ contient un index vers la position de la valeur réelle dans la zone de débordement.</text:span></text:p>
        </text:list-item>
      </text:list>
      <text:p text:style-name="StandardText"><text:span text:style-name="T11">Ce mécanisme assure une</text:span><text:span text:style-name="T12"> </text:span><text:span text:style-name="Strong_20_Emphasis"><text:span text:style-name="T12">compression fine</text:span></text:span><text:span text:style-name="T12"> et </text:span><text:span text:style-name="Strong_20_Emphasis"><text:span text:style-name="T12">non destructive</text:span></text:span><text:span text:style-name="T11">, tout en conservant la possibilité d’un accès direct à n’importe quel élément du tableau compressé.</text:span></text:p>
      <text:h text:style-name="P3" text:outline-level="3"><text:span text:style-name="T4">4</text:span>.<text:span text:style-name="T1">3.</text:span>2 Structure interne et variables principales</text:h>
      <text:p text:style-name="P4">La classe repose sur plusieurs attributs essentiels :</text:p>
      <table:table table:name="Tableau1" table:style-name="Tableau1">
        <table:table-column table:style-name="Tableau1.A"/>
        <table:table-column table:style-name="Tableau1.B"/>
        <table:table-header-rows>
          <table:table-row>
            <table:table-cell table:style-name="Tableau1.A1" office:value-type="string">
              <text:p text:style-name="P4">Variable</text:p>
            </table:table-cell>
            <table:table-cell table:style-name="Tableau1.A1" office:value-type="string">
              <text:p text:style-name="P4">Description</text:p>
            </table:table-cell>
          </table:table-row>
        </table:table-header-rows>
        <table:table-row>
          <table:table-cell table:style-name="Tableau1.A1" office:value-type="string">
            <text:p text:style-name="StandardText"><text:span text:style-name="Source_20_Text"><text:span text:style-name="T11">taille</text:span></text:span></text:p>
          </table:table-cell>
          <table:table-cell table:style-name="Tableau1.A1" office:value-type="string">
            <text:p text:style-name="P4">Nombre total d’entiers à compresser</text:p>
          </table:table-cell>
        </table:table-row>
        <table:table-row>
          <table:table-cell table:style-name="Tableau1.A1" office:value-type="string">
            <text:p text:style-name="StandardText"><text:span text:style-name="Source_20_Text"><text:span text:style-name="T11">petitK</text:span></text:span></text:p>
          </table:table-cell>
          <table:table-cell table:style-name="Tableau1.A1" office:value-type="string">
            <text:p text:style-name="P4">Nombre de bits utilisés pour la majorité des valeurs</text:p>
          </table:table-cell>
        </table:table-row>
        <table:table-row>
          <table:table-cell table:style-name="Tableau1.A1" office:value-type="string">
            <text:p text:style-name="StandardText"><text:span text:style-name="Source_20_Text"><text:span text:style-name="T11">bitsChamp</text:span></text:span></text:p>
          </table:table-cell>
          <table:table-cell table:style-name="Tableau1.A1" office:value-type="string">
            <text:p text:style-name="P4">Taille totale d’un champ compressé (1 bit de drapeau + contenu)</text:p>
          </table:table-cell>
        </table:table-row>
        <table:table-row>
          <table:table-cell table:style-name="Tableau1.A1" office:value-type="string">
            <text:p text:style-name="StandardText"><text:span text:style-name="Source_20_Text"><text:span text:style-name="T11">nbDebordement</text:span></text:span></text:p>
          </table:table-cell>
          <table:table-cell table:style-name="Tableau1.A1" office:value-type="string">
            <text:p text:style-name="P4">Nombre de valeurs déportées dans la zone de débordement</text:p>
          </table:table-cell>
        </table:table-row>
        <table:table-row>
          <table:table-cell table:style-name="Tableau1.A1" office:value-type="string">
            <text:p text:style-name="StandardText"><text:span text:style-name="Source_20_Text"><text:span text:style-name="T11">valeursDebordement[]</text:span></text:span></text:p>
          </table:table-cell>
          <table:table-cell table:style-name="Tableau1.A1" office:value-type="string">
            <text:p text:style-name="P4">Tableau contenant les valeurs réelles des débordements</text:p>
          </table:table-cell>
        </table:table-row>
        <table:table-row>
          <table:table-cell table:style-name="Tableau1.A1" office:value-type="string">
            <text:p text:style-name="StandardText"><text:span text:style-name="Source_20_Text"><text:span text:style-name="T11">champsPackes[]</text:span></text:span></text:p>
          </table:table-cell>
          <table:table-cell table:style-name="Tableau1.A1" office:value-type="string">
            <text:p text:style-name="P4">Tableau d’entiers représentant la séquence binaire compressée</text:p>
          </table:table-cell>
        </table:table-row>
      </table:table>
      <text:p text:style-name="StandardText"><text:span text:style-name="Source_20_Text"><text:span text:style-name="T11"/></text:span></text:p>
      <text:h text:style-name="StandardText" text:outline-level="3"><text:span text:style-name="T13">4</text:span><text:span text:style-name="T14">.3.</text:span><text:span text:style-name="T24">3</text:span><text:span text:style-name="T14"> Calcul automatique du paramètre optimal </text:span><text:span text:style-name="Source_20_Text"><text:span text:style-name="T14">petitK</text:span></text:span></text:h>
      <text:p text:style-name="StandardText"><text:span text:style-name="T12">Le choix du nombre de bits </text:span><text:span text:style-name="Source_20_Text"><text:span text:style-name="T12">petitK</text:span></text:span><text:span text:style-name="T12"> constitue l’élément central de l’algorithme.<text:line-break/>Celui-ci est déterminé automatiquement à partir d’une </text:span><text:span text:style-name="Strong_20_Emphasis"><text:span text:style-name="T12">minimisation du coût total en bits</text:span></text:span><text:span text:style-name="T12"> :</text:span></text:p>
      <text:p text:style-name="P24"><text:soft-page-break/>totalBits = n×bitsChamp+nbDebordement×32 </text:p>
      <text:p text:style-name="P24">où :</text:p>
      <text:p text:style-name="P24">bitsChamp= 1 + max⁡(petitK,bitsNeeded(nbDebordement−1))</text:p>
      <text:p text:style-name="P24">Le premier terme représente le coût de la zone principale, et le second celui de la zone de débordement (chaque valeur de débordement occupant 32 bits).</text:p>
      <text:p text:style-name="StandardText"><text:span text:style-name="T12">L’algorithme parcourt toutes les valeurs candidates de </text:span><text:span text:style-name="Source_20_Text"><text:span text:style-name="T12">petitK</text:span></text:span><text:span text:style-name="T12"> comprises entre 0 et le nombre de bits nécessaires à la plus grande valeur du tableau (</text:span><text:span text:style-name="Source_20_Text"><text:span text:style-name="T12">bitsMax</text:span></text:span><text:span text:style-name="T12">).<text:line-break/>Pour chaque candidat, il calcule :</text:span></text:p>
      <text:list text:style-name="L9">
        <text:list-item>
          <text:p text:style-name="P25"><text:span text:style-name="T12">le </text:span><text:span text:style-name="Strong_20_Emphasis"><text:span text:style-name="T12">nombre de valeurs en débordement</text:span></text:span><text:span text:style-name="T12"> (</text:span><text:span text:style-name="Source_20_Text"><text:span text:style-name="T12">nbDebordement</text:span></text:span><text:span text:style-name="T12">),</text:span></text:p>
        </text:list-item>
        <text:list-item>
          <text:p text:style-name="P25"><text:span text:style-name="T11">la </text:span><text:span text:style-name="Strong_20_Emphasis"><text:span text:style-name="T12">taille totale du flux compressé</text:span></text:span><text:span text:style-name="T12"> (</text:span><text:span text:style-name="Source_20_Text"><text:span text:style-name="T12">totalBits</text:span></text:span><text:span text:style-name="T12">).</text:span></text:p>
        </text:list-item>
      </text:list>
      <text:p text:style-name="StandardText"><text:span text:style-name="T12">Le </text:span><text:span text:style-name="Source_20_Text"><text:span text:style-name="T12">petitK</text:span></text:span><text:span text:style-name="T12"> minimisant ce total est retenu comme </text:span><text:span text:style-name="Strong_20_Emphasis"><text:span text:style-name="T12">meilleure configuration</text:span></text:span><text:span text:style-name="T12">.<text:line-break/>Cette approche adaptative permet d’ajuster dynamiquement la compression à la distribution réelle des données.</text:span></text:p>
      <text:h text:style-name="P3" text:outline-level="3"><text:span text:style-name="T4">4</text:span>.<text:span text:style-name="T1">3.</text:span>4 Étapes de la compression</text:h>
      <text:p text:style-name="StandardText"><text:span text:style-name="T11">Le processus de compression dans </text:span><text:span text:style-name="Source_20_Text"><text:span text:style-name="T11">OverflowBitPacker</text:span></text:span><text:span text:style-name="T11"> se déroule en plusieurs étapes bien définies :</text:span></text:p>
      <text:list text:style-name="L10">
        <text:list-item>
          <text:p text:style-name="P26"><text:span text:style-name="Strong_20_Emphasis"><text:span text:style-name="T11">Analyse préliminaire</text:span></text:span><text:span text:style-name="T11"><text:line-break/>Pour chaque entier du tableau d’entrée, on calcule le nombre minimal de bits nécessaires (</text:span><text:span text:style-name="Source_20_Text"><text:span text:style-name="T11">bitsnecessaires[]</text:span></text:span><text:span text:style-name="T11">) à sa représentation.<text:line-break/>Cela permet de détecter les valeurs susceptibles de provoquer un débordement.</text:span></text:p>
        </text:list-item>
        <text:list-item>
          <text:p text:style-name="P26"><text:span text:style-name="Strong_20_Emphasis"><text:span text:style-name="T11">Recherche du meilleur </text:span></text:span><text:span text:style-name="Strong_20_Emphasis"><text:span text:style-name="Source_20_Text"><text:span text:style-name="T11">petitK</text:span></text:span></text:span><text:span text:style-name="T11"><text:line-break/>L’algorithme évalue toutes les valeurs candidates de </text:span><text:span text:style-name="Source_20_Text"><text:span text:style-name="T11">petitK</text:span></text:span><text:span text:style-name="T11"> et conserve celle minimisant la taille totale du flux binaire (voir formule précédente).</text:span></text:p>
        </text:list-item>
        <text:list-item>
          <text:p text:style-name="P26"><text:span text:style-name="Strong_20_Emphasis"><text:span text:style-name="T11">Création de la zone de débordement</text:span></text:span><text:span text:style-name="T11"><text:line-break/>Les valeurs ne pouvant être codées sur </text:span><text:span text:style-name="Source_20_Text"><text:span text:style-name="T11">petitK</text:span></text:span><text:span text:style-name="T11"> bits sont transférées dans une liste </text:span><text:span text:style-name="Source_20_Text"><text:span text:style-name="T11">valeursDebordement[]</text:span></text:span><text:span text:style-name="T11">.<text:line-break/>Chaque valeur de cette zone reçoit u</text:span><text:span text:style-name="T12">n </text:span><text:span text:style-name="Strong_20_Emphasis"><text:span text:style-name="T12">indice</text:span></text:span><text:span text:style-name="T11"> unique permettant de la retrouver facilement lors de la décompression.</text:span></text:p>
        </text:list-item>
        <text:list-item>
          <text:p text:style-name="P26"><text:span text:style-name="Strong_20_Emphasis"><text:span text:style-name="T11">Construction du flux compressé (</text:span></text:span><text:span text:style-name="Strong_20_Emphasis"><text:span text:style-name="Source_20_Text"><text:span text:style-name="T11">champsPackes[]</text:span></text:span></text:span><text:span text:style-name="Strong_20_Emphasis"><text:span text:style-name="T11">)</text:span></text:span><text:span text:style-name="T11"><text:line-break/>Pour chaque élément du tableau :</text:span></text:p>
          <text:list>
            <text:list-item>
              <text:p text:style-name="P26"><text:span text:style-name="T11">Si la valeur tient sur </text:span><text:span text:style-name="Source_20_Text"><text:span text:style-name="T11">petitK</text:span></text:span><text:span text:style-name="T11"> bits → on stocke directement la valeur avec </text:span><text:span text:style-name="Source_20_Text"><text:span text:style-name="T11">flag = 0</text:span></text:span><text:span text:style-name="T11">.</text:span></text:p>
            </text:list-item>
            <text:list-item>
              <text:p text:style-name="P26"><text:span text:style-name="T11">Sinon → on stocke l’indice de débordement avec </text:span><text:span text:style-name="Source_20_Text"><text:span text:style-name="T11">flag = 1</text:span></text:span><text:span text:style-name="T11">.<text:line-break/>L’ensemble est encodé dans des mots de 32 bits, en gérant le cas particulier des valeurs chevauchant deux mots consécutifs.</text:span></text:p>
            </text:list-item>
          </text:list>
        </text:list-item>
      </text:list>
      <text:p text:style-name="StandardText"><text:span text:style-name="T11">Ce mécanisme assure </text:span><text:span text:style-name="T12">un </text:span><text:span text:style-name="Strong_20_Emphasis"><text:span text:style-name="T12">équilibre optimal entre compacité et accessibilité</text:span></text:span><text:span text:style-name="T12">.</text:span></text:p>
      <text:h text:style-name="P3" text:outline-level="3"><text:soft-page-break/><text:span text:style-name="T4">4</text:span>.<text:span text:style-name="T1">3.</text:span>5 Décompression des données</text:h>
      <text:p text:style-name="StandardText"><text:span text:style-name="T11">La méthode </text:span><text:span text:style-name="Source_20_Text"><text:span text:style-name="T11">decompress(int[] tab)</text:span></text:span><text:span text:style-name="T11"> reconstitue le tableau original à partir des données compressées.<text:line-break/>Pour chaque élément :</text:span></text:p>
      <text:list text:style-name="L11">
        <text:list-item>
          <text:p text:style-name="P27"><text:span text:style-name="T11">On calcule la position du champ dans le flux (</text:span><text:span text:style-name="Source_20_Text"><text:span text:style-name="T11">posBits = i * bitsChamp</text:span></text:span><text:span text:style-name="T11">).</text:span></text:p>
        </text:list-item>
        <text:list-item>
          <text:p text:style-name="P27"><text:span text:style-name="T11">On lit les bits correspondants, puis on extrait le drapeau (</text:span><text:span text:style-name="Source_20_Text"><text:span text:style-name="T11">flag</text:span></text:span><text:span text:style-name="T11">) et le contenu du champ.</text:span></text:p>
        </text:list-item>
        <text:list-item>
          <text:p text:style-name="P27"><text:span text:style-name="T11">Si </text:span><text:span text:style-name="Source_20_Text"><text:span text:style-name="T11">flag == 0</text:span></text:span><text:span text:style-name="T11">, la valeur décompressée correspond directement au contenu.</text:span></text:p>
        </text:list-item>
        <text:list-item>
          <text:p text:style-name="P27"><text:span text:style-name="T11">Si </text:span><text:span text:style-name="Source_20_Text"><text:span text:style-name="T11">flag == 1</text:span></text:span><text:span text:style-name="T11">, la valeur est récupérée dans la zone de débordement<text:tab/>(</text:span><text:span text:style-name="Source_20_Text"><text:span text:style-name="T11">valeursDebordement[contenu]</text:span></text:span><text:span text:style-name="T11">).</text:span></text:p>
        </text:list-item>
      </text:list>
      <text:p text:style-name="StandardText"><text:span text:style-name="T11">Cette méthode garantit une </text:span><text:span text:style-name="Strong_20_Emphasis"><text:span text:style-name="T12">décompression sans perte</text:span></text:span><text:span text:style-name="T11"> : les données reconstruites sont identiques aux données d’origine, comme confirmé par les tests utilisant </text:span><text:span text:style-name="Source_20_Text"><text:span text:style-name="T11">Arrays.equals()</text:span></text:span><text:span text:style-name="T11">.</text:span></text:p>
      <text:h text:style-name="P3" text:outline-level="3"><text:span text:style-name="T4">4</text:span>.<text:span text:style-name="T1">3.</text:span>6 Accès direct à un élément compressé</text:h>
      <text:p text:style-name="StandardText"><text:span text:style-name="T12">Une des forces de cette approche est la méthode </text:span><text:span text:style-name="Source_20_Text"><text:span text:style-name="T12">get(int i)</text:span></text:span><text:span text:style-name="T12">, qui permet un </text:span><text:span text:style-name="Strong_20_Emphasis"><text:span text:style-name="T12">accès aléatoire direct</text:span></text:span><text:span text:style-name="T12"> à un éléme</text:span><text:span text:style-name="T11">nt du tableau sans décompresser la totalité des données.</text:span></text:p>
      <text:p text:style-name="StandardText"><text:span text:style-name="T11">Le fonctionnement est identique à celui de la décompression, mais limité à un seul indice </text:span><text:span text:style-name="Source_20_Text"><text:span text:style-name="T11">i</text:span></text:span><text:span text:style-name="T11">.<text:line-break/>Grâce au calcul précis de la position bit à bit (</text:span><text:span text:style-name="Source_20_Text"><text:span text:style-name="T11">posBits</text:span></text:span><text:span text:style-name="T11">), il suffit de lire le champ correspondant et d’appliquer la même logique de drapeau (</text:span><text:span text:style-name="Source_20_Text"><text:span text:style-name="T11">flag</text:span></text:span><text:span text:style-name="T11">) pour obtenir instantanément la valeur originale.</text:span></text:p>
      <text:p text:style-name="P4">Cette propriété est essentielle dans un contexte de transmission ou de traitement de données massives, où l’accès à un élément spécifique doit rester rapide et constant (complexité en O(1)).</text:p>
      <text:h text:style-name="P3" text:outline-level="3"><text:span text:style-name="T4">4</text:span>.<text:span text:style-name="T26">3.</text:span>7 Gestion des bits et robustesse</text:h>
      <text:p text:style-name="StandardText"><text:span text:style-name="T12">Le traitement bit à bit est un aspect particulièrement technique de cette classe.<text:line-break/>Les champs compressés peuvent parfois </text:span><text:span text:style-name="Strong_20_Emphasis"><text:span text:style-name="T12">déborder d’un mot de 32 bits</text:span></text:span><text:span text:style-name="T12">.<text:line-break/>Dans ce cas :</text:span></text:p>
      <text:list text:style-name="L12">
        <text:list-item>
          <text:p text:style-name="P28"><text:span text:style-name="T12">La partie basse du champ est stockée dans le mot courant (</text:span><text:span text:style-name="Source_20_Text"><text:span text:style-name="T27">poidsFaible</text:span></text:span><text:span text:style-name="T12">),</text:span></text:p>
        </text:list-item>
        <text:list-item>
          <text:p text:style-name="P28"><text:span text:style-name="T12">La partie haute dans le mot suivant (</text:span><text:span text:style-name="Source_20_Text"><text:span text:style-name="T27">poidsFort</text:span></text:span><text:span text:style-name="T12">).</text:span></text:p>
        </text:list-item>
      </text:list>
      <text:p text:style-name="StandardText"><text:span text:style-name="T12">Les opérations de </text:span><text:span text:style-name="Strong_20_Emphasis"><text:span text:style-name="T12">masquage</text:span></text:span><text:span text:style-name="T12"> (</text:span><text:span text:style-name="Source_20_Text"><text:span text:style-name="T12">maskLow(k)</text:span></text:span><text:span text:style-name="T12">) et de </text:span><text:span text:style-name="Strong_20_Emphasis"><text:span text:style-name="T12">décalage binaire</text:span></text:span><text:span text:style-name="T12"> (</text:span><text:span text:style-name="Source_20_Text"><text:span text:style-name="T12">&lt;&lt;</text:span></text:span><text:span text:style-name="T12"> et </text:span><text:span text:style-name="Source_20_Text"><text:span text:style-name="T12">&gt;&gt;&gt;</text:span></text:span><text:span text:style-name="T12">) permettent de gérer avec précision ce fractionnement sans perte de données ni chevauchement.<text:line-break/>Ce</text:span><text:span text:style-name="T28">la g</text:span><text:span text:style-name="T12">arantit la </text:span><text:span text:style-name="Strong_20_Emphasis"><text:span text:style-name="T12">cohérence du flux binaire</text:span></text:span><text:span text:style-name="T12"> quel que soit le nombre de bits utilisé.</text:span></text:p>
      <text:h text:style-name="StandardText" text:outline-level="3" text:is-list-header="true"><text:span text:style-name="T12"/></text:h>
      <text:p text:style-name="StandardText"><text:span text:style-name="Strong_20_Emphasis"><text:span text:style-name="T29">5.</text:span></text:span><text:span text:style-name="Strong_20_Emphasis"><text:span text:style-name="T11">Objectifs de la classe </text:span></text:span><text:span text:style-name="Source_20_Text"><text:span text:style-name="T14">Bench</text:span></text:span></text:p>
      <text:p text:style-name="StandardText"><text:soft-page-break/><text:span text:style-name="T11">L’objectif principal de cette classe est de fournir un </text:span><text:span text:style-name="Strong_20_Emphasis"><text:span text:style-name="T12">cadre de mesure</text:span></text:span><text:span text:style-name="T12"> </text:span><text:span text:style-name="T11">des performances des différents </text:span><text:span text:style-name="T30">compresseurs</text:span><text:span text:style-name="T11">.</text:span></text:p>
      <text:p text:style-name="P4">Les trois métriques évaluées sont :</text:p>
      <text:list text:style-name="L13">
        <text:list-item>
          <text:p text:style-name="P29"><text:span text:style-name="Strong_20_Emphasis"><text:span text:style-name="T12">Le temps de compression</text:span></text:span><text:span text:style-name="T12"> – mesure la rapidité avec laquelle un tableau d’entiers est transformé en représentation compacte.</text:span></text:p>
        </text:list-item>
        <text:list-item>
          <text:p text:style-name="P29"><text:span text:style-name="Strong_20_Emphasis"><text:span text:style-name="T12">Le temps d’accès (</text:span></text:span><text:span text:style-name="Source_20_Text"><text:span text:style-name="T12">get</text:span></text:span><text:span text:style-name="Strong_20_Emphasis"><text:span text:style-name="T12">)</text:span></text:span><text:span text:style-name="T12"> – mesure la capacité du système à restituer rapidement une valeur précise sans décompresser l’ensemble du tableau.</text:span></text:p>
        </text:list-item>
        <text:list-item>
          <text:p text:style-name="P29"><text:span text:style-name="Strong_20_Emphasis"><text:span text:style-name="T12">Le temps de décompression</text:span></text:span><text:span text:style-name="T12"> </text:span><text:span text:style-name="T11">– mesure la vitesse de reconstruction du tableau d’origine à partir de la version compressée.</text:span></text:p>
        </text:list-item>
      </text:list>
      <text:p text:style-name="StandardText"><text:span text:style-name="T11">L’ensemble de ces mesures est effectué à l’aide d’un protocole rigoureux basé sur des exécutions répétées, une phase de </text:span><text:span text:style-name="Emphasis"><text:span text:style-name="T11">warm-up</text:span></text:span><text:span text:style-name="T11"> et un chronométrage en nanosecondes.</text:span></text:p>
      <text:h text:style-name="StandardText" text:outline-level="3"><text:span text:style-name="Strong_20_Emphasis"><text:span text:style-name="T11"/></text:span></text:h>
      <text:h text:style-name="StandardText" text:outline-level="3"><text:span text:style-name="Strong_20_Emphasis"><text:span text:style-name="T29">5</text:span></text:span><text:span text:style-name="Strong_20_Emphasis"><text:span text:style-name="T11">.</text:span></text:span><text:span text:style-name="Strong_20_Emphasis"><text:span text:style-name="T29">1</text:span></text:span><text:span text:style-name="Strong_20_Emphasis"><text:span text:style-name="T11">. La phase de </text:span></text:span><text:span text:style-name="Emphasis"><text:span text:style-name="T31">warm-up</text:span></text:span><text:span text:style-name="Strong_20_Emphasis"><text:span text:style-name="T11"> : échauffement de la JVM</text:span></text:span></text:h>
      <text:p text:style-name="StandardText"><text:span text:style-name="T12">L’une des particularités du benchmarking en Java réside dans la présence du </text:span><text:span text:style-name="Strong_20_Emphasis"><text:span text:style-name="T12">JIT (Just-In-Time compiler)</text:span></text:span><text:span text:style-name="T12">, composant de la JVM qui optimise le code à l’exécution.<text:line-break/>Lorsqu’un programme démarre, le code Java est interprété, puis progressivement </text:span><text:span text:style-name="Strong_20_Emphasis"><text:span text:style-name="T12">compilé dynamiquement</text:span></text:span><text:span text:style-name="T12"> en instructions machine optimisées à mesure qu’il est exécuté plusieurs fois.<text:line-break/>Ainsi, les premières exécutions sont souvent </text:span><text:span text:style-name="Strong_20_Emphasis"><text:span text:style-name="T12">plus lentes</text:span></text:span><text:span text:style-name="T12"> que les suivantes, car la JVM n’a pas encore optimisé les portions de code les plus fréquemment appelées.</text:span></text:p>
      <text:p text:style-name="StandardText"><text:span text:style-name="T12">Pour éviter de fausser les mesures, la méthode </text:span><text:span text:style-name="Source_20_Text"><text:span text:style-name="T12">runSimpleBench()</text:span></text:span><text:span text:style-name="T12"> commence donc par une </text:span><text:span text:style-name="Strong_20_Emphasis"><text:span text:style-name="T12">phase de warm-up</text:span></text:span><text:span text:style-name="T12"> :</text:span></text:p>
      <text:p text:style-name="StandardText"><text:span text:style-name="Source_20_Text"><text:span text:style-name="T12">for (int w = 0; w &lt; 20; w++) {</text:span></text:span></text:p>
      <text:p text:style-name="StandardText"><text:span text:style-name="Source_20_Text"><text:span text:style-name="T12"><text:s text:c="4"/>packer.compress(data);</text:span></text:span></text:p>
      <text:p text:style-name="StandardText"><text:span text:style-name="Source_20_Text"><text:span text:style-name="T12">}</text:span></text:span></text:p>
      <text:p text:style-name="StandardText"><text:span text:style-name="T11">Cette étape d’échauffement consiste à exécuter la méthode </text:span><text:span text:style-name="Source_20_Text"><text:span text:style-name="T11">compress()</text:span></text:span><text:span text:style-name="T11"> une vingtaine de fois avant les mesures officielles.<text:line-break/>Cela permet au JI</text:span><text:span text:style-name="T12">T d’optimiser la boucle et au cache processeur de se stabiliser, garantissant ainsi que les mesures suivantes reflètent la </text:span><text:span text:style-name="Strong_20_Emphasis"><text:span text:style-name="T12">vitesse réelle du code optimisé</text:span></text:span><text:span text:style-name="T12">.</text:span><text:span text:style-name="T11"><text:line-break/>Sans cette phase, les résultats seraient plus variables et non représentatifs des performances de production.</text:span></text:p>
      <text:h text:style-name="P30" text:outline-level="3"><text:span text:style-name="Strong_20_Emphasis"><text:span text:style-name="T29">5.2</text:span></text:span><text:span text:style-name="Strong_20_Emphasis"><text:span text:style-name="T11">. Mét</text:span></text:span><text:span text:style-name="Strong_20_Emphasis"><text:span text:style-name="T32">hode de mesure : </text:span></text:span><text:span text:style-name="Strong_20_Emphasis"><text:span text:style-name="T11">la fonction </text:span></text:span><text:span text:style-name="Source_20_Text"><text:span text:style-name="T33">chrono</text:span></text:span><text:span text:style-name="Source_20_Text"><text:span text:style-name="T11">Ns()</text:span></text:span></text:h>
      <text:p text:style-name="StandardText"><text:span text:style-name="T11">La classe </text:span><text:span text:style-name="Source_20_Text"><text:span text:style-name="T11">Bench</text:span></text:span><text:span text:style-name="T11"> repose sur une fonction utilitaire simple mais robuste pour mesurer les durées d’exécution :</text:span></text:p>
      <text:p text:style-name="StandardText"><text:span text:style-name="Source_20_Text"><text:span text:style-name="T11">public static long </text:span></text:span><text:span text:style-name="Source_20_Text"><text:span text:style-name="T33">chrono</text:span></text:span><text:span text:style-name="Source_20_Text"><text:span text:style-name="T11">Ns(Runnable r, int repeats) {</text:span></text:span></text:p>
      <text:p text:style-name="StandardText"><text:soft-page-break/><text:span text:style-name="Source_20_Text"><text:span text:style-name="T11"><text:s text:c="4"/>long start = System.nanoTime();</text:span></text:span></text:p>
      <text:p text:style-name="StandardText"><text:span text:style-name="Source_20_Text"><text:span text:style-name="T11"><text:s text:c="4"/>for (int i = 0; i &lt; repeats; i++) r.run();</text:span></text:span></text:p>
      <text:p text:style-name="StandardText"><text:span text:style-name="Source_20_Text"><text:span text:style-name="T11"><text:s text:c="4"/>long end = System.nanoTime();</text:span></text:span></text:p>
      <text:p text:style-name="StandardText"><text:span text:style-name="Source_20_Text"><text:span text:style-name="T11"><text:s text:c="4"/>return end - start;</text:span></text:span></text:p>
      <text:p text:style-name="StandardText"><text:span text:style-name="Source_20_Text"><text:span text:style-name="T11">}</text:span></text:span></text:p>
      <text:p text:style-name="StandardText"><text:span text:style-name="T11">Cette m</text:span><text:span text:style-name="T12">éthode prend en paramètre une </text:span><text:span text:style-name="Strong_20_Emphasis"><text:span text:style-name="T34">fonction</text:span></text:span><text:span text:style-name="T12"> (</text:span><text:span text:style-name="Source_20_Text"><text:span text:style-name="T12">Runnable</text:span></text:span><text:span text:style-name="T12">) et le nombre d’</text:span><text:span text:style-name="Strong_20_Emphasis"><text:span text:style-name="T12">itérations</text:span></text:span><text:span text:style-name="T12"> à répéter.<text:line-break/>L’usage de </text:span><text:span text:style-name="Source_20_Text"><text:span text:style-name="T12">System.nanoTime()</text:span></text:span><text:span text:style-name="T12"> permet d’obtenir une précision fine, adaptée à des mesures sur des fragments de code de quelques microse</text:span><text:span text:style-name="T11">condes.<text:line-break/></text:span><text:span text:style-name="T12">En répétant plusieurs fois la même action, on lisse les éventuelles variations dues au système d’exploitation ou à l’allocation mémoire, et on obtient une </text:span><text:span text:style-name="Strong_20_Emphasis"><text:span text:style-name="T12">moyenne statistiquement plus fiable</text:span></text:span><text:span text:style-name="T12">.</text:span></text:p>
      <text:h text:style-name="StandardText" text:outline-level="3"><text:span text:style-name="T14"><text:s/></text:span><text:span text:style-name="T13">5.3</text:span><text:span text:style-name="Strong_20_Emphasis"><text:span text:style-name="T14"> </text:span></text:span><text:span text:style-name="Strong_20_Emphasis"><text:span text:style-name="T11">Mesure de la compression</text:span></text:span></text:h>
      <text:p text:style-name="StandardText"><text:span text:style-name="T11">La première partie du benchmark évalue l</text:span><text:span text:style-name="T12">a </text:span><text:span text:style-name="Strong_20_Emphasis"><text:span text:style-name="T12">rapidité de la compression</text:span></text:span><text:span text:style-name="T12"> :</text:span></text:p>
      <text:p text:style-name="P31"><text:span text:style-name="Source_20_Text"><text:span text:style-name="T12">long tCompression = </text:span></text:span><text:span text:style-name="Source_20_Text"><text:span text:style-name="T34">chronoNs</text:span></text:span><text:span text:style-name="Source_20_Text"><text:span text:style-name="T12">(() -&gt; packer.compress(data), iterations);</text:span></text:span></text:p>
      <text:p text:style-name="StandardText"><text:span text:style-name="Source_20_Text"><text:span text:style-name="T12">System.out.printf("compression : total %d ns, moyenne %.2f µs\n",</text:span></text:span></text:p>
      <text:p text:style-name="StandardText"><text:span text:style-name="Source_20_Text"><text:span text:style-name="T12"><text:s text:c="4"/>tCompression, (tCompression / 1000.0) / iterations);</text:span></text:span></text:p>
      <text:p text:style-name="StandardText"><text:span text:style-name="T12">Chaque implémentation (</text:span><text:span text:style-name="Source_20_Text"><text:span text:style-name="T12">Cross</text:span></text:span><text:span text:style-name="T12">, </text:span><text:span text:style-name="Source_20_Text"><text:span text:style-name="T12">NoCross</text:span></text:span><text:span text:style-name="T12">, </text:span><text:span text:style-name="Source_20_Text"><text:span text:style-name="T12">Overflow</text:span></text:span><text:span text:style-name="T12">) est testée sur le même tableau </text:span><text:span text:style-name="Source_20_Text"><text:span text:style-name="T12">data</text:span></text:span><text:span text:style-name="T12">, avec le même nombre d’itérations.<text:line-break/>Le résultat est affiché à la fois en temps total et en moyenne par itération, en microsecondes.<text:line-break/>Cette partie mesure la </text:span><text:span text:style-name="Strong_20_Emphasis"><text:span text:style-name="T12">complexité intrinsèque de l’algorithme</text:span></text:span><text:span text:style-name="T12"> de compression et permet d’identifier les approches les plus rapides selon le type de données.</text:span></text:p>
      <text:h text:style-name="StandardText" text:outline-level="3"><text:span text:style-name="Strong_20_Emphasis"><text:span text:style-name="T29">5.4</text:span></text:span><text:span text:style-name="Strong_20_Emphasis"><text:span text:style-name="T11"> Mesure des accès aléatoires – méthode </text:span></text:span><text:span text:style-name="Source_20_Text"><text:span text:style-name="T11">get()</text:span></text:span></text:h>
      <text:p text:style-name="StandardText"><text:span text:style-name="T11">Une caractéristique clé du Bit Packing est la possibilité d’accéder directement à un élément compressé sans décompresser tout le tableau.<text:line-break/>Le benchmark évalue donc la </text:span><text:span text:style-name="Strong_20_Emphasis"><text:span text:style-name="T12">latence moyenne d’un grand nombre d’appels </text:span></text:span><text:span text:style-name="Source_20_Text"><text:span text:style-name="T12">get()</text:span></text:span><text:span text:style-name="Strong_20_Emphasis"><text:span text:style-name="T12"> aléatoires</text:span></text:span><text:span text:style-name="T12"> :</text:span></text:p>
      <text:p text:style-name="StandardText"><text:span text:style-name="Source_20_Text"><text:span text:style-name="T11">long tGet = timeNs(() -&gt; {</text:span></text:span></text:p>
      <text:p text:style-name="StandardText"><text:span text:style-name="Source_20_Text"><text:span text:style-name="T11"><text:s text:c="4"/>int s = 0;</text:span></text:span></text:p>
      <text:p text:style-name="StandardText"><text:span text:style-name="Source_20_Text"><text:span text:style-name="T11"><text:s text:c="4"/>for (int q = 0; q &lt; 1000; q++) {</text:span></text:span></text:p>
      <text:p text:style-name="StandardText"><text:span text:style-name="Source_20_Text"><text:span text:style-name="T11"><text:s text:c="8"/>int idx = rnd.nextInt(n);</text:span></text:span></text:p>
      <text:p text:style-name="StandardText"><text:span text:style-name="Source_20_Text"><text:span text:style-name="T11"><text:s text:c="8"/>s += packer.get(idx);</text:span></text:span></text:p>
      <text:p text:style-name="StandardText"><text:span text:style-name="Source_20_Text"><text:span text:style-name="T11"><text:s text:c="4"/>}</text:span></text:span></text:p>
      <text:p text:style-name="StandardText"><text:soft-page-break/><text:span text:style-name="Source_20_Text"><text:span text:style-name="T11">}, iterations);</text:span></text:span></text:p>
      <text:p text:style-name="StandardText"><text:span text:style-name="T11">Cette boucle réalise 1 000 accès aléatoires par itération.<text:line-break/><text:line-break/>Les résultats sont exprimés en millisecondes et </text:span><text:span text:style-name="T33">donne</text:span><text:span text:style-name="T11"> la </text:span><text:span text:style-name="Strong_20_Emphasis"><text:span text:style-name="T12">capacité de l’algorithme à gérer des accès directs efficaces</text:span></text:span><text:span text:style-name="T11"> malgré la compression.</text:span></text:p>
      <text:h text:style-name="StandardText" text:outline-level="3"><text:span text:style-name="Strong_20_Emphasis"><text:span text:style-name="T11"/></text:span></text:h>
      <text:h text:style-name="StandardText" text:outline-level="3"><text:span text:style-name="Strong_20_Emphasis"><text:span text:style-name="T29">5.5</text:span></text:span><text:span text:style-name="Strong_20_Emphasis"><text:span text:style-name="T11"> Mesure de la décompression</text:span></text:span></text:h>
      <text:p text:style-name="StandardText"><text:span text:style-name="T11">Enfin, la troisième phase mesure la </text:span><text:span text:style-name="Strong_20_Emphasis"><text:span text:style-name="T35">v</text:span></text:span><text:span text:style-name="Strong_20_Emphasis"><text:span text:style-name="T12">itesse de décompression complète</text:span></text:span><text:span text:style-name="T12"> du tabl</text:span><text:span text:style-name="T11">eau :</text:span></text:p>
      <text:p text:style-name="StandardText"><text:span text:style-name="Source_20_Text"><text:span text:style-name="T11">long tDecompress = </text:span></text:span><text:span text:style-name="Source_20_Text"><text:span text:style-name="T36">chrono</text:span></text:span><text:span text:style-name="Source_20_Text"><text:span text:style-name="T11">Ns(() -&gt; {</text:span></text:span></text:p>
      <text:p text:style-name="StandardText"><text:span text:style-name="Source_20_Text"><text:span text:style-name="T11"><text:s text:c="4"/>packer.decompress(dest);</text:span></text:span></text:p>
      <text:p text:style-name="StandardText"><text:span text:style-name="Source_20_Text"><text:span text:style-name="T11">}, iterations);</text:span></text:span></text:p>
      <text:p text:style-name="StandardText"><text:span text:style-name="T11">La méthode </text:span><text:span text:style-name="Source_20_Text"><text:span text:style-name="T11">decompress()</text:span></text:span><text:span text:style-name="T11"> reconstruit le tableau d’origine à partir de la représentation compressée.<text:line-break/>Les durées sont exprimées en microsecondes, ce qui permet de comparer la complexité de décompression entre les trois implémentations.<text:line-break/>Dans la majorité des cas, </text:span><text:span text:style-name="Source_20_Text"><text:span text:style-name="T11">NoCrossBitPacker</text:span></text:span><text:span text:style-name="T11"> est légèrement plus rapide grâce à sa structure simple, tandis que </text:span><text:span text:style-name="Source_20_Text"><text:span text:style-name="T11">OverflowBitPacker</text:span></text:span><text:span text:style-name="T11"> présente un léger surcoût dû à la gestion des zones de débordement.</text:span></text:p>
      <text:h text:style-name="StandardText" text:outline-level="3"><text:span text:style-name="Strong_20_Emphasis"><text:span text:style-name="T29">5</text:span></text:span><text:span text:style-name="Strong_20_Emphasis"><text:span text:style-name="T36">.</text:span></text:span><text:span text:style-name="Strong_20_Emphasis"><text:span text:style-name="T29">6</text:span></text:span><text:span text:style-name="Strong_20_Emphasis"><text:span text:style-name="T11"> Interprétation des résultats</text:span></text:span></text:h>
      <text:p text:style-name="P4">Grâce à cette classe, chaque implémentation est testée dans des conditions strictement identiques.<text:line-break/>Les mesures montrent généralement :</text:p>
      <text:list text:style-name="L14">
        <text:list-item>
          <text:p text:style-name="P32"><text:span text:style-name="Source_20_Text"><text:span text:style-name="T11">CrossBitPacker</text:span></text:span><text:span text:style-name="T11"> : compression très compacte, mais légèrement plus lente à cause des calculs de chevauchement.</text:span></text:p>
        </text:list-item>
        <text:list-item>
          <text:p text:style-name="P32"><text:span text:style-name="Source_20_Text"><text:span text:style-name="T11">NoCrossBitPacker</text:span></text:span><text:span text:style-name="T11"> : excellent compromis entre rapidité et simplicité, adapté à la majorité des cas.</text:span></text:p>
        </text:list-item>
        <text:list-item>
          <text:p text:style-name="P32"><text:span text:style-name="Source_20_Text"><text:span text:style-name="T11">OverflowBitPacker</text:span></text:span><text:span text:style-name="T11"> : compression très efficace sur des données hétérogènes, mais avec un léger coût de traitement supplémentaire.</text:span></text:p>
        </text:list-item>
      </text:list>
      <text:p text:style-name="StandardText"><text:span text:style-name="T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Text" style:family="paragraph">
      <style:paragraph-properties fo:margin-top="0.15cm" fo:margin-bottom="0.15cm" style:contextual-spacing="false"/>
      <style:text-properties style:font-name="Times New Roman" fo:font-family="'Times New Roman'" fo:font-size="12pt"/>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28T20:54:56.119308400</dc:date>
    <meta:editing-duration>PT2H49M44S</meta:editing-duration>
    <meta:editing-cycles>20</meta:editing-cycles>
    <meta:generator>LibreOffice/25.8.1.1$Windows_X86_64 LibreOffice_project/54047653041915e595ad4e45cccea684809c77b5</meta:generator>
    <meta:document-statistic meta:table-count="3" meta:image-count="0" meta:object-count="0" meta:page-count="13" meta:paragraph-count="245" meta:word-count="3550" meta:character-count="22924" meta:non-whitespace-character-count="19520"/>
  </office:meta>
</office:document-meta>
</file>